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4.101cm"/>
    </style:style>
    <style:style style:name="Tabla1.B" style:family="table-column">
      <style:table-column-properties style:column-width="12.899cm"/>
    </style:style>
    <style:style style:name="Tabla1.1" style:family="table-row">
      <style:table-row-properties fo:background-color="transparent">
        <style:background-image/>
      </style:table-row-properties>
    </style:style>
    <style:style style:name="Tabla1.A1" style:family="table-cell">
      <style:table-cell-properties style:vertical-align="middle" fo:padding="0.079cm" fo:border="0.05pt solid #bbbbbb"/>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fo:font-variant="normal" fo:text-transform="none" fo:color="#222222" style:font-name="Roboto" fo:font-size="10.5pt" fo:letter-spacing="normal" fo:font-style="normal" fo:font-weight="normal"/>
    </style:style>
    <style:style style:name="P4"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5" style:family="paragraph" style:parent-style-name="Text_20_body">
      <style:paragraph-properties fo:margin-left="0cm" fo:margin-right="0cm" fo:margin-top="0.265cm" fo:margin-bottom="0.265cm" style:contextual-spacing="false" style:line-height-at-least="0.582cm" fo:text-indent="0cm" style:auto-text-indent="false"/>
    </style:style>
    <style:style style:name="P6" style:family="paragraph" style:parent-style-name="Heading_20_1">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333333" style:font-name="open sans" fo:font-size="25.5pt" fo:letter-spacing="normal" fo:font-style="normal" fo:font-weight="normal"/>
    </style:style>
    <style:style style:name="P7" style:family="paragraph" style:parent-style-name="Text_20_body">
      <style:paragraph-properties fo:margin-left="0cm" fo:margin-right="0cm" fo:margin-top="0cm" fo:margin-bottom="0.265cm" style:contextual-spacing="false" style:line-height-at-least="0.582cm" fo:text-indent="0cm" style:auto-text-indent="false"/>
    </style:style>
    <style:style style:name="P8"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9" style:family="paragraph" style:parent-style-name="Heading_20_2">
      <style:paragraph-properties fo:margin-left="0cm" fo:margin-right="0cm" fo:margin-top="0.688cm" fo:margin-bottom="0.529cm" style:contextual-spacing="false" style:line-height-at-least="0.582cm" fo:text-indent="0cm" style:auto-text-indent="false"/>
      <style:text-properties fo:font-variant="normal" fo:text-transform="none" fo:color="#333333" style:font-name="open sans" fo:font-size="19.5pt" fo:letter-spacing="normal" fo:font-style="normal" fo:font-weight="normal"/>
    </style:style>
    <style:style style:name="P10" style:family="paragraph" style:parent-style-name="Heading_20_2">
      <style:paragraph-properties fo:margin-left="0cm" fo:margin-right="0cm" fo:margin-top="0.688cm" fo:margin-bottom="0.529cm" style:contextual-spacing="false" style:line-height-at-least="0.582cm" fo:text-indent="0cm" style:auto-text-indent="false" fo:break-before="page"/>
      <style:text-properties fo:font-variant="normal" fo:text-transform="none" fo:color="#333333" style:font-name="open sans" fo:font-size="19.5pt" fo:letter-spacing="normal" fo:font-style="normal" fo:font-weight="normal"/>
    </style:style>
    <style:style style:name="P11" style:family="paragraph" style:parent-style-name="Heading_20_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333333" style:font-name="open sans" fo:font-size="19.5pt" fo:font-style="normal" fo:font-weight="normal"/>
    </style:style>
    <style:style style:name="P12" style:family="paragraph" style:parent-style-name="Standard">
      <style:text-properties fo:font-variant="normal" fo:text-transform="none" fo:color="#333333" style:font-name="open sans" fo:font-size="25.5pt" fo:font-style="normal" fo:font-weight="normal"/>
    </style:style>
    <style:style style:name="P13" style:family="paragraph" style:parent-style-name="List_20_Heading">
      <style:paragraph-properties fo:margin-top="0cm" fo:margin-bottom="0.499cm" style:contextual-spacing="false" style:line-height-at-least="0.582cm"/>
      <style:text-properties fo:font-variant="normal" fo:text-transform="none" fo:color="#222222" style:font-name="Roboto" fo:font-size="10.5pt" fo:letter-spacing="normal" fo:font-style="normal" fo:font-weight="bold"/>
    </style:style>
    <style:style style:name="P14" style:family="paragraph" style:parent-style-name="List_20_Contents">
      <style:paragraph-properties fo:margin-left="1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15" style:family="paragraph" style:parent-style-name="List_20_Contents">
      <style:paragraph-properties fo:margin-left="1cm" fo:margin-right="0cm" fo:margin-top="0.265cm" fo:margin-bottom="0.265cm" style:contextual-spacing="false" style:line-height-at-least="0.582cm" fo:text-indent="0cm" style:auto-text-indent="false"/>
    </style:style>
    <style:style style:name="P16"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17" style:family="paragraph" style:parent-style-name="Heading_20_1">
      <style:text-properties fo:font-variant="normal" fo:text-transform="none" fo:color="#333333" style:font-name="open sans" fo:font-size="25.5pt" fo:font-style="normal" fo:font-weight="normal"/>
    </style:style>
    <style:style style:name="P18" style:family="paragraph" style:parent-style-name="Text_20_body">
      <style:text-properties fo:font-variant="normal" fo:text-transform="none" fo:color="#333333" style:font-name="open sans" fo:font-size="25.5pt" fo:font-style="normal" fo:font-weight="normal" officeooo:paragraph-rsid="0020d985"/>
    </style:style>
    <style:style style:name="P19"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style>
    <style:style style:name="P20"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officeooo:paragraph-rsid="001c265d"/>
    </style:style>
    <style:style style:name="P21"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style>
    <style:style style:name="P22"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3"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 style:family="paragraph" style:parent-style-name="Text_20_body" style:list-style-name="L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 style:family="paragraph" style:parent-style-name="Text_20_body" style:list-style-name="L4">
      <style:paragraph-properties fo:margin-left="0cm" fo:margin-right="0cm" fo:margin-top="0.101cm" fo:margin-bottom="0.101cm" style:contextual-spacing="false" style:line-height-at-least="0.582cm" fo:text-indent="0cm" style:auto-text-indent="false" fo:padding="0cm" fo:border="none"/>
    </style:style>
    <style:style style:name="P26" style:family="paragraph" style:parent-style-name="Text_20_body" style:list-style-name="L6">
      <style:paragraph-properties fo:margin-left="0cm" fo:margin-right="0.101cm" fo:margin-top="0.101cm" fo:margin-bottom="0.101cm" style:contextual-spacing="false" style:line-height-at-least="0.582cm" fo:text-indent="0cm" style:auto-text-indent="false" fo:padding="0cm" fo:border="none"/>
    </style:style>
    <style:style style:name="P27"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1fa1b8" style:font-size-asian="36pt" style:font-size-complex="36pt"/>
    </style:style>
    <style:style style:name="P28"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24pt" fo:font-style="normal" fo:font-weight="normal" officeooo:rsid="003f26af" officeooo:paragraph-rsid="00235e5a" style:font-size-asian="24pt" style:font-size-complex="24pt"/>
    </style:style>
    <style:style style:name="P29" style:family="paragraph" style:parent-style-name="Text_20_body">
      <style:paragraph-properties fo:break-before="page"/>
      <style:text-properties fo:font-variant="normal" fo:text-transform="none" fo:color="#333333" style:font-name="open sans" fo:font-size="25.5pt" fo:font-style="normal" fo:font-weight="normal" officeooo:paragraph-rsid="0020d985"/>
    </style:style>
    <style:style style:name="P30" style:family="paragraph" style:parent-style-name="Heading_20_1">
      <style:text-properties fo:font-variant="normal" fo:text-transform="none" fo:color="#333333" style:font-name="open sans" fo:font-size="25.5pt" fo:font-style="normal" fo:font-weight="normal" officeooo:paragraph-rsid="0020d985"/>
    </style:style>
    <style:style style:name="P31" style:family="paragraph" style:parent-style-name="List_20_Contents" style:list-style-name="L7">
      <style:paragraph-properties fo:margin-left="1cm" fo:margin-right="0.101cm" fo:margin-top="0.101cm" fo:margin-bottom="0.101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 style:family="paragraph" style:parent-style-name="List_20_Contents" style:list-style-name="L8">
      <style:paragraph-properties fo:margin-left="1cm" fo:margin-right="0.101cm" fo:margin-top="0.101cm" fo:margin-bottom="0.101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3" style:family="paragraph" style:parent-style-name="List_20_Contents" style:list-style-name="L9">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4" style:family="paragraph" style:parent-style-name="List_20_Contents" style:list-style-name="L10">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5" style:family="paragraph" style:parent-style-name="List_20_Contents" style:list-style-name="L11">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6" style:family="paragraph" style:parent-style-name="List_20_Contents" style:list-style-name="L12">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7" style:family="paragraph" style:parent-style-name="List_20_Contents" style:list-style-name="L13">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8" style:family="paragraph" style:parent-style-name="List_20_Contents" style:list-style-name="L14">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9" style:family="paragraph" style:parent-style-name="List_20_Contents" style:list-style-name="L15">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40" style:family="paragraph" style:parent-style-name="List_20_Contents" style:list-style-name="L16">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italic" fo:font-weight="normal"/>
    </style:style>
    <style:style style:name="T3"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4" style:family="text">
      <style:text-properties fo:font-variant="normal" fo:text-transform="none" fo:color="#007000" style:font-name="Droid Sans Mono" fo:font-size="10.5pt" fo:letter-spacing="normal" fo:font-style="normal" fo:font-weight="normal"/>
    </style:style>
    <style:style style:name="T5" style:family="text">
      <style:text-properties fo:color="#4285f4" style:text-line-through-style="none" style:text-line-through-type="none" style:text-underline-style="none" style:text-blinking="false"/>
    </style:style>
    <style:style style:name="T6" style:family="text">
      <style:text-properties fo:color="#4285f4" style:text-line-through-style="none" style:text-line-through-type="none" style:font-name="Roboto" fo:font-size="10.5pt" fo:letter-spacing="normal" fo:font-style="italic" style:text-underline-style="none" style:text-blinking="false"/>
    </style:style>
    <style:style style:name="T7" style:family="text">
      <style:text-properties fo:color="#4285f4" style:text-line-through-style="none" style:text-line-through-type="none" style:font-name="Roboto" fo:font-size="10.5pt" fo:letter-spacing="normal" fo:font-style="italic" style:text-underline-style="none" officeooo:rsid="0023ddc6" style:text-blinking="false"/>
    </style:style>
    <style:style style:name="T8" style:family="text">
      <style:text-properties fo:font-weight="bold"/>
    </style:style>
    <style:style style:name="T9" style:family="text">
      <style:text-properties fo:font-style="italic"/>
    </style:style>
    <style:style style:name="T10" style:family="text">
      <style:text-properties fo:color="#0000ff" fo:font-size="8.25pt"/>
    </style:style>
    <style:style style:name="T11" style:family="text">
      <style:text-properties fo:color="#777777" style:font-name="Roboto" fo:font-size="10.5pt" fo:letter-spacing="normal" fo:font-style="italic"/>
    </style:style>
    <style:style style:name="T12" style:family="text">
      <style:text-properties fo:color="#777777" style:font-name="Roboto" fo:font-size="10.5pt" fo:letter-spacing="normal" fo:font-style="italic" officeooo:rsid="0023dd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23">
        <draw:image xlink:href="https://lh3.googleusercontent.com/TwNXlBxQ-5KqjrzuN6KgiCfGHFolQR8Akka6kYVIgkFogyP9v7Jhug9uOntDxIAPr1L40xz0K3ZfZoFSmUFXRn7pSqgKV8iYAqJ4jhes0HrtvEb3RJN4FZkG9ceuWDqYCI1T" xlink:type="simple" xlink:show="embed" xlink:actuate="onLoad"/>
      </draw:frame>
      <text:p text:style-name="P12"/>
      <text:p text:style-name="P12"/>
      <text:p text:style-name="P12"/>
      <text:p text:style-name="P12"><text:bookmark text:name="docs-internal-guid-d924d5e3-85ff-1010-a3f4-a83611e42ced"/></text:p>
      <text:p text:style-name="P2"/>
      <text:p text:style-name="P2"/>
      <text:p text:style-name="P16"><text:s/>GOOGLE APP ENGINE</text:p>
      <text:p text:style-name="P28">CHAPTER 1</text:p>
      <text:p text:style-name="P16">INTRODUCTION</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41"><text:a xlink:type="simple" xlink:href="#__RefHeading__44815_1631246758" text:style-name="Index_20_Link" text:visited-style-name="Index_20_Link"><text:span text:style-name="T1">What Is Google App Engine?<text:tab/>3</text:span></text:a></text:p>
          <text:p text:style-name="P42"><text:a xlink:type="simple" xlink:href="#__RefHeading__794_1274324358" text:style-name="Index_20_Link" text:visited-style-name="Index_20_Link"><text:span text:style-name="T1">The App Engine runtime environment<text:tab/>3</text:span></text:a></text:p>
          <text:p text:style-name="P42"><text:a xlink:type="simple" xlink:href="#__RefHeading__796_1274324358" text:style-name="Index_20_Link" text:visited-style-name="Index_20_Link"><text:span text:style-name="T1">The App Engine development environment<text:tab/>4</text:span></text:a></text:p>
          <text:p text:style-name="P42"><text:a xlink:type="simple" xlink:href="#__RefHeading__798_1274324358" text:style-name="Index_20_Link" text:visited-style-name="Index_20_Link"><text:span text:style-name="T1">Quotas and limits<text:tab/>4</text:span></text:a></text:p>
          <text:p text:style-name="P42"><text:a xlink:type="simple" xlink:href="#__RefHeading__800_1274324358" text:style-name="Index_20_Link" text:visited-style-name="Index_20_Link"><text:span text:style-name="T1">To get started...<text:tab/>4</text:span></text:a></text:p>
          <text:p text:style-name="P41"><text:a xlink:type="simple" xlink:href="#__RefHeading__802_1274324358" text:style-name="Index_20_Link" text:visited-style-name="Index_20_Link"><text:span text:style-name="T1">Overview of App Engine Features<text:tab/>5</text:span></text:a></text:p>
          <text:p text:style-name="P42"><text:a xlink:type="simple" xlink:href="#__RefHeading__804_1274324358" text:style-name="Index_20_Link" text:visited-style-name="Index_20_Link"><text:span text:style-name="T1">Index of features<text:tab/>6</text:span></text:a></text:p>
          <text:p text:style-name="P42"><text:a xlink:type="simple" xlink:href="#__RefHeading__806_1274324358" text:style-name="Index_20_Link" text:visited-style-name="Index_20_Link"><text:span text:style-name="T1">Languages and Runtimes<text:tab/>8</text:span></text:a></text:p>
          <text:p text:style-name="P42"><text:a xlink:type="simple" xlink:href="#__RefHeading__808_1274324358" text:style-name="Index_20_Link" text:visited-style-name="Index_20_Link"><text:span text:style-name="T1">Data storage, retrieval, and search<text:tab/>11</text:span></text:a></text:p>
          <text:p text:style-name="P42"><text:a xlink:type="simple" xlink:href="#__RefHeading__810_1274324358" text:style-name="Index_20_Link" text:visited-style-name="Index_20_Link"><text:span text:style-name="T1">Communications<text:tab/>15</text:span></text:a></text:p>
          <text:p text:style-name="P42"><text:a xlink:type="simple" xlink:href="#__RefHeading__812_1274324358" text:style-name="Index_20_Link" text:visited-style-name="Index_20_Link"><text:span text:style-name="T1">Process management<text:tab/>18</text:span></text:a></text:p>
          <text:p text:style-name="P42"><text:a xlink:type="simple" xlink:href="#__RefHeading__814_1274324358" text:style-name="Index_20_Link" text:visited-style-name="Index_20_Link"><text:span text:style-name="T1">Computation<text:tab/>19</text:span></text:a></text:p>
          <text:p text:style-name="P42"><text:a xlink:type="simple" xlink:href="#__RefHeading__816_1274324358" text:style-name="Index_20_Link" text:visited-style-name="Index_20_Link"><text:span text:style-name="T1">App configuration and management<text:tab/>20</text:span></text:a></text:p>
        </text:index-body>
      </text:table-of-content>
      <text:h text:style-name="P17" text:outline-level="1"/>
      <text:p text:style-name="P2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2">Información extraida de la documentación oficial de GOOGLE APP ENGINE, recopilada en PDF para su mejor distribucción. </text:span><text:span text:style-name="T11">A menos que se indique lo contrario, el contenido de esta página tiene la </text:span><text:a xlink:type="simple" xlink:href="http://creativecommons.org/licenses/by/3.0/"><text:span text:style-name="T6">Licencia de Creative Commons Atribución 3.0</text:span></text:a><text:span text:style-name="T11">, y las muestras de código tienen la </text:span><text:a xlink:type="simple" xlink:href="http://www.apache.org/licenses/LICENSE-2.0"><text:span text:style-name="T6">Licencia Apache 2.0</text:span></text:a><text:span text:style-name="T11">. Para obtener más información, consulta las </text:span><text:a xlink:type="simple" xlink:href="https://cloud.google.com/site-policies"><text:span text:style-name="T7">Políticas de Google App Engine</text:span></text:a><text:span text:style-name="T11">.</text:span></text:p>
      <text:h text:style-name="P30" text:outline-level="1"><text:bookmark-start text:name="__RefHeading__44815_1631246758"/><text:soft-page-break/>What Is Google App Engine?<text:bookmark-end text:name="__RefHeading__44815_1631246758"/></text:h>
      <text:p text:style-name="P3"><text:bookmark-start text:name="__RefHeading__44817_1631246758"/>Google App Engine is a Platform as a Service (PaaS) offering that lets you build and run applications on Google’s infrastructure. App Engine applications are easy to build, easy to maintain, and easy to scale as your traffic and data storage needs change. With App Engine, there are no servers for you to maintain. You simply upload your application and it’s ready to go.<text:bookmark-end text:name="__RefHeading__44817_1631246758"/></text:p>
      <text:p text:style-name="P8">Google App Engine supports apps written in a variety of programming languages.</text:p>
      <text:list xml:id="list7396479162295763877" text:style-name="L1">
        <text:list-item>
          <text:p text:style-name="P20"><text:span text:style-name="Strong_20_Emphasis"><text:span text:style-name="T1">Java:</text:span></text:span><text:span text:style-name="T1"> Using App Engine’s Java runtime environment, you can build your application using standard Java technologies.</text:span></text:p>
        </text:list-item>
        <text:list-item>
          <text:p text:style-name="P19"><text:span text:style-name="Strong_20_Emphasis"><text:span text:style-name="T1">Python:</text:span></text:span><text:span text:style-name="T1"> App Engine features a fast Python interpreter and standard Python libraries.</text:span></text:p>
        </text:list-item>
        <text:list-item>
          <text:p text:style-name="P19"><text:span text:style-name="Strong_20_Emphasis"><text:span text:style-name="T1">PHP:</text:span></text:span><text:span text:style-name="T1"> App Engine uses Google's Cloud Platform services under the hood when you call standard PHP functions.</text:span></text:p>
        </text:list-item>
        <text:list-item>
          <text:p text:style-name="P19"><text:span text:style-name="Strong_20_Emphasis"><text:span text:style-name="T1">Go:</text:span></text:span><text:span text:style-name="T1"> App Engine features a Go runtime environment that runs natively compiled Go code.</text:span></text:p>
        </text:list-item>
      </text:list>
      <text:h text:style-name="P11" text:outline-level="2"><text:bookmark-start text:name="__RefHeading__794_1274324358"/><text:bookmark text:name="the_app_engine_runtime_environment"/>The App Engine runtime environment<text:bookmark-end text:name="__RefHeading__794_1274324358"/></text:h>
      <text:p text:style-name="P4">Google App Engine makes it easy to build and deploy an application that runs reliably even under heavy load and with large amounts of data. It includes the following features:</text:p>
      <text:list xml:id="list906342226735388977" text:style-name="L2">
        <text:list-item>
          <text:p text:style-name="P22">Persistent storage with queries, sorting, and transactions.</text:p>
        </text:list-item>
        <text:list-item>
          <text:p text:style-name="P22">Automatic scaling and load balancing.</text:p>
        </text:list-item>
        <text:list-item>
          <text:p text:style-name="P22">Asynchronous task queues for performing work outside the scope of a request.</text:p>
        </text:list-item>
        <text:list-item>
          <text:p text:style-name="P22">Scheduled tasks for triggering events at specified times or regular intervals.</text:p>
        </text:list-item>
        <text:list-item>
          <text:p text:style-name="P21"><text:span text:style-name="T1">Integration with other </text:span><text:a xlink:type="simple" xlink:href="https://cloud.google.com/products/"><text:span text:style-name="T3">Google cloud services and APIs</text:span></text:a><text:span text:style-name="T1">.</text:span></text:p>
        </text:list-item>
      </text:list>
      <text:p text:style-name="P5"><text:span text:style-name="T1">Applications run in a secure, sandboxed environment, allowing App Engine to distribute requests across multiple servers, and scaling servers to meet traffic demands. Your application runs within its own secure, reliable environment that is independent of the hardware, operating system, or physical location of the server. For a full list of features, see our </text:span><text:a xlink:type="simple" xlink:href="https://cloud.google.com/appengine/features/"><text:span text:style-name="T3">Features page</text:span></text:a><text:span text:style-name="T1">.</text:span></text:p>
      <text:h text:style-name="P9" text:outline-level="2"><text:bookmark-start text:name="__RefHeading__796_1274324358"/><text:bookmark text:name="the_app_engine_development_environment"/><text:soft-page-break/>The App Engine development environment<text:bookmark-end text:name="__RefHeading__796_1274324358"/></text:h>
      <text:p text:style-name="P7"><text:a xlink:type="simple" xlink:href="https://cloud.google.com/appengine/downloads"><text:span text:style-name="T3">Software Development Kits</text:span></text:a><text:span text:style-name="T1"> (SDKs) for App Engine are available in all supported languages. Each SDK includes:</text:span></text:p>
      <text:list xml:id="list8863376199089770060" text:style-name="L3">
        <text:list-item>
          <text:p text:style-name="P23">All of the APIs and libraries available to App Engine.</text:p>
        </text:list-item>
        <text:list-item>
          <text:p text:style-name="P23">A simulated, secure sandbox environment, that emulates all of the App Engine services on your local computer.</text:p>
        </text:list-item>
        <text:list-item>
          <text:p text:style-name="P23">Deployment tools that allow you to upload your application to the cloud and manage different versions of your application.</text:p>
        </text:list-item>
      </text:list>
      <text:p text:style-name="P5"><text:span text:style-name="T1">The SDK manages your application locally, while the </text:span><text:a xlink:type="simple" xlink:href="https://cloud.google.com/appengine/docs/adminconsole"><text:span text:style-name="T3">Administration Console</text:span></text:a><text:span text:style-name="T1"> manages your application in production. The Administration Console uses a web-based interface to create new applications, configure domain names, change which version of your application is live, examine access and error logs, and much more.</text:span></text:p>
      <text:h text:style-name="P9" text:outline-level="2"><text:bookmark-start text:name="__RefHeading__798_1274324358"/><text:bookmark text:name="quotas_and_limits"/>Quotas and limits<text:bookmark-end text:name="__RefHeading__798_1274324358"/></text:h>
      <text:p text:style-name="P7"><text:span text:style-name="T1">App Engine gives you 1 GB of data storage and traffic for free, which can be increased by enabling paid applications. However, some features impose limits unrelated to quotas to protect the stability of the system. For more details on quotas, including how you can edit them to suit your needs, see the </text:span><text:a xlink:type="simple" xlink:href="https://cloud.google.com/appengine/docs/quotas"><text:span text:style-name="T3">Quotas</text:span></text:a><text:span text:style-name="T1"> page.</text:span></text:p>
      <text:h text:style-name="P9" text:outline-level="2"><text:bookmark-start text:name="__RefHeading__800_1274324358"/><text:bookmark text:name="to_get_started"/>To get started...<text:bookmark-end text:name="__RefHeading__800_1274324358"/></text:h>
      <text:list xml:id="list3004929804035537939" text:style-name="L4">
        <text:list-item>
          <text:p text:style-name="P25"><text:a xlink:type="simple" xlink:href="https://cloud.google.com/appengine/downloads"><text:span text:style-name="T3">Download the SDK</text:span></text:a><text:span text:style-name="T1">.</text:span></text:p>
        </text:list-item>
        <text:list-item>
          <text:p text:style-name="P25"><text:a xlink:type="simple" xlink:href="https://appengine.google.com/"><text:span text:style-name="T3">Sign up</text:span></text:a><text:span text:style-name="T1"> for an account.</text:span></text:p>
        </text:list-item>
        <text:list-item>
          <text:p text:style-name="P25"><text:span text:style-name="T1">Read the </text:span><text:a xlink:type="simple" xlink:href="https://cloud.google.com/appengine/"><text:span text:style-name="T3">getting started</text:span></text:a><text:span text:style-name="T1"> information for your language.</text:span></text:p>
        </text:list-item>
        <text:list-item>
          <text:p text:style-name="P25"><text:span text:style-name="T1">Check out the rest of the </text:span><text:a xlink:type="simple" xlink:href="https://cloud.google.com/appengine/docs/"><text:span text:style-name="T3">App Engine documentation</text:span></text:a><text:span text:style-name="T1">.</text:span></text:p>
        </text:list-item>
      </text:list>
      <text:p text:style-name="P4">Welcome to Google App Engine!</text:p>
      <text:h text:style-name="P6" text:outline-level="1"><text:bookmark-start text:name="__RefHeading__802_1274324358"/>Overview of App Engine Features<text:bookmark-end text:name="__RefHeading__802_1274324358"/></text:h>
      <text:p text:style-name="P4">This page summarizes App Engine's features. A feature may be available in every runtime language, or only in a subset of languages. The functionality of a feature is usually the same in all the runtimes where it's available, but there can be exceptions.</text:p>
      <text:p text:style-name="P4">Every AppEngine feature is classified according to its status and availability:</text:p>
      <text:list xml:id="list4684768510722600113" text:style-name="L5">
        <text:list-item>
          <text:p text:style-name="P24"><text:bookmark text:name="general-availability"/><text:span text:style-name="T8">General Availability</text:span> (GA) features are publicly available and are covered by App Engine's SLA and deprecation policy. The implementation of a GA feature is stable; any changes made to it will be backwards-compatible. Unless otherwise noted, the App Engine features described on this page are all in GA.</text:p>
        </text:list-item>
        <text:list-item>
          <text:p text:style-name="P24"><text:bookmark text:name="Beta"/><text:span text:style-name="T8">Beta</text:span> features are being developed to become GA features in a future App Engine release, but while they are in Beta their implementation may change in backward-incompatible ways. Beta features are publicly available.</text:p>
        </text:list-item>
        <text:list-item>
          <text:p text:style-name="P24"><text:bookmark text:name="Alpha"/><text:span text:style-name="T8">Alpha</text:span> features may or may not become GA features in some future App Engine release, and their implementation may change in backward-incompatible ways. You must request access to use Alpha features.</text:p>
        </text:list-item>
      </text:list>
      <text:p text:style-name="P4">Some features described here are provided by third-party vendors, others are open source projects. These will be marked <text:span text:style-name="T9">third-party</text:span> or <text:span text:style-name="T9">Open Source</text:span>.</text:p>
      <text:p text:style-name="P4">The feature descriptions on this page are grouped according to the general functions they serve:</text:p>
      <text:list xml:id="list4675274493494252688" text:style-name="L6">
        <text:list-item>
          <text:p text:style-name="P26"><text:a xlink:type="simple" xlink:href="https://cloud.google.com/appengine/features/#languages_and_runtimes"><text:span text:style-name="T3">Languages and Runtimes</text:span></text:a></text:p>
        </text:list-item>
        <text:list-item>
          <text:p text:style-name="P26"><text:a xlink:type="simple" xlink:href="https://cloud.google.com/appengine/features/#storage"><text:span text:style-name="T3">Data storage, retrieval, and search</text:span></text:a></text:p>
        </text:list-item>
        <text:list-item>
          <text:p text:style-name="P26"><text:a xlink:type="simple" xlink:href="https://cloud.google.com/appengine/features/#communications"><text:span text:style-name="T3">Communications</text:span></text:a></text:p>
        </text:list-item>
        <text:list-item>
          <text:p text:style-name="P26"><text:a xlink:type="simple" xlink:href="https://cloud.google.com/appengine/features/#process"><text:span text:style-name="T3">Process Management</text:span></text:a></text:p>
        </text:list-item>
        <text:list-item>
          <text:p text:style-name="P26"><text:a xlink:type="simple" xlink:href="https://cloud.google.com/appengine/features/#computation"><text:span text:style-name="T3">Computation</text:span></text:a></text:p>
        </text:list-item>
        <text:list-item>
          <text:p text:style-name="P26"><text:a xlink:type="simple" xlink:href="https://cloud.google.com/appengine/features/#configuration"><text:span text:style-name="T3">App configuration and management</text:span></text:a></text:p>
        </text:list-item>
      </text:list>
      <text:h text:style-name="P9" text:outline-level="2"/>
      <text:h text:style-name="P10" text:outline-level="2"><text:bookmark-start text:name="__RefHeading__804_1274324358"/><text:bookmark text:name="index_of_features"/>Index of features<text:bookmark-end text:name="__RefHeading__804_1274324358"/></text:h>
      <table:table table:name="Tabla1" table:style-name="Tabla1">
        <table:table-column table:style-name="Tabla1.A"/>
        <table:table-column table:style-name="Tabla1.B"/>
        <table:table-row table:style-name="Tabla1.1">
          <table:table-cell table:style-name="Tabla1.A1" office:value-type="string">
            <text:p text:style-name="Table_20_Contents"><text:a xlink:type="simple" xlink:href="https://cloud.google.com/appengine/features/#appidentity"><text:span text:style-name="T5">App Identity</text:span></text:a></text:p>
          </table:table-cell>
          <table:table-cell table:style-name="Tabla1.A1" office:value-type="string">
            <text:p text:style-name="Table_20_Contents">A framework that provides access to the application's identity, and the ability to assert this identity using OAuth.</text:p>
          </table:table-cell>
        </table:table-row>
        <table:table-row table:style-name="Tabla1.1">
          <table:table-cell table:style-name="Tabla1.A1" office:value-type="string">
            <text:p text:style-name="Table_20_Contents"><text:a xlink:type="simple" xlink:href="https://cloud.google.com/appengine/features/#appstats"><text:span text:style-name="T5">Appstats Analytics</text:span></text:a></text:p>
          </table:table-cell>
          <table:table-cell table:style-name="Tabla1.A1" office:value-type="string">
            <text:p text:style-name="Table_20_Contents">Provides data visualization and analysis pertaining to the utilization of your application.</text:p>
          </table:table-cell>
        </table:table-row>
        <table:table-row table:style-name="Tabla1.1">
          <table:table-cell table:style-name="Tabla1.A1" office:value-type="string">
            <text:p text:style-name="Table_20_Contents"><text:a xlink:type="simple" xlink:href="https://cloud.google.com/appengine/features/#blobstore"><text:span text:style-name="T5">Blobstore</text:span></text:a></text:p>
          </table:table-cell>
          <table:table-cell table:style-name="Tabla1.A1" office:value-type="string">
            <text:p text:style-name="Table_20_Contents">Allows your application to serve large data objects, such as video or image files, that are too large for storage in the Datastore service.</text:p>
          </table:table-cell>
        </table:table-row>
        <table:table-row table:style-name="Tabla1.1">
          <table:table-cell table:style-name="Tabla1.A1" office:value-type="string">
            <text:p text:style-name="Table_20_Contents"><text:a xlink:type="simple" xlink:href="https://cloud.google.com/appengine/features/#capabilities"><text:span text:style-name="T5">Capabilities</text:span></text:a></text:p>
          </table:table-cell>
          <table:table-cell table:style-name="Tabla1.A1" office:value-type="string">
            <text:p text:style-name="Table_20_Contents">Detects outages and scheduled maintenance for specific services, so that an application may bypass them or notify users.</text:p>
          </table:table-cell>
        </table:table-row>
        <table:table-row table:style-name="Tabla1.1">
          <table:table-cell table:style-name="Tabla1.A1" office:value-type="string">
            <text:p text:style-name="Table_20_Contents"><text:a xlink:type="simple" xlink:href="https://cloud.google.com/appengine/features/#channel"><text:span text:style-name="T5">Channel</text:span></text:a></text:p>
          </table:table-cell>
          <table:table-cell table:style-name="Tabla1.A1" office:value-type="string">
            <text:p text:style-name="Table_20_Contents">Creates a persistent connection between your application and JavaScript clients, so you can send messages in real time without polling.</text:p>
          </table:table-cell>
        </table:table-row>
        <table:table-row table:style-name="Tabla1.1">
          <table:table-cell table:style-name="Tabla1.A1" office:value-type="string">
            <text:p text:style-name="Table_20_Contents"><text:a xlink:type="simple" xlink:href="https://cloud.google.com/appengine/features/#datastore"><text:span text:style-name="T5">Datastore</text:span></text:a></text:p>
          </table:table-cell>
          <table:table-cell table:style-name="Tabla1.A1" office:value-type="string">
            <text:p text:style-name="Table_20_Contents">A schemaless object datastore, with scalable storage, a rich data modeling API, and an SQL-like query language.</text:p>
          </table:table-cell>
        </table:table-row>
        <table:table-row table:style-name="Tabla1.1">
          <table:table-cell table:style-name="Tabla1.A1" office:value-type="string">
            <text:p text:style-name="Table_20_Contents"><text:a xlink:type="simple" xlink:href="https://cloud.google.com/appengine/features/#datastore-backup"><text:span text:style-name="T5">Datastore Backup/Restore</text:span></text:a></text:p>
          </table:table-cell>
          <table:table-cell table:style-name="Tabla1.A1" office:value-type="string">
            <text:p text:style-name="Table_20_Contents">Allows you to export or import data to or from your application's Datastore using the Admin Console.</text:p>
          </table:table-cell>
        </table:table-row>
        <table:table-row table:style-name="Tabla1.1">
          <table:table-cell table:style-name="Tabla1.A1" office:value-type="string">
            <text:p text:style-name="Table_20_Contents"><text:a xlink:type="simple" xlink:href="https://cloud.google.com/appengine/features/#dedicatedmemcache"><text:span text:style-name="T5">Dedicated Memcache</text:span></text:a></text:p>
          </table:table-cell>
          <table:table-cell table:style-name="Tabla1.A1" office:value-type="string">
            <text:p text:style-name="Table_20_Contents">Provides a fixed cache capacity assigned exclusively to your application.</text:p>
          </table:table-cell>
        </table:table-row>
        <table:table-row table:style-name="Tabla1.1">
          <table:table-cell table:style-name="Tabla1.A1" office:value-type="string">
            <text:p text:style-name="Table_20_Contents"><text:a xlink:type="simple" xlink:href="https://cloud.google.com/appengine/features/#go"><text:span text:style-name="T5">Go Runtime</text:span></text:a></text:p>
          </table:table-cell>
          <table:table-cell table:style-name="Tabla1.A1" office:value-type="string">
            <text:p text:style-name="Table_20_Contents">Build your application in the Go programming language.</text:p>
          </table:table-cell>
        </table:table-row>
        <table:table-row table:style-name="Tabla1.1">
          <table:table-cell table:style-name="Tabla1.A1" office:value-type="string">
            <text:p text:style-name="Table_20_Contents"><text:a xlink:type="simple" xlink:href="https://cloud.google.com/appengine/features/#Endpoints"><text:span text:style-name="T5">Google Cloud Endpoints</text:span></text:a></text:p>
          </table:table-cell>
          <table:table-cell table:style-name="Tabla1.A1" office:value-type="string">
            <text:p text:style-name="Table_20_Contents">Generates APIs for Android, iOS, and web clients, making it easier to create a web backend for your app.</text:p>
          </table:table-cell>
        </table:table-row>
        <table:table-row table:style-name="Tabla1.1">
          <table:table-cell table:style-name="Tabla1.A1" office:value-type="string">
            <text:p text:style-name="Table_20_Contents"><text:a xlink:type="simple" xlink:href="https://cloud.google.com/appengine/features/#cloudsql"><text:span text:style-name="T5">Google Cloud SQL</text:span></text:a></text:p>
          </table:table-cell>
          <table:table-cell table:style-name="Tabla1.A1" office:value-type="string">
            <text:p text:style-name="Table_20_Contents">A fully-managed web service that allows you to create, configure, and use relational databases that live in Google's cloud.</text:p>
          </table:table-cell>
        </table:table-row>
        <table:table-row table:style-name="Tabla1.1">
          <table:table-cell table:style-name="Tabla1.A1" office:value-type="string">
            <text:p text:style-name="Table_20_Contents"><text:a xlink:type="simple" xlink:href="https://cloud.google.com/appengine/features/#gcslibrary"><text:span text:style-name="T5">Google Cloud Storage Client Library</text:span></text:a></text:p>
          </table:table-cell>
          <table:table-cell table:style-name="Tabla1.A1" office:value-type="string">
            <text:p text:style-name="Table_20_Contents">Read and write to Google Cloud Storage, with internal error handling and retry logic.</text:p>
          </table:table-cell>
        </table:table-row>
        <table:table-row table:style-name="Tabla1.1">
          <table:table-cell table:style-name="Tabla1.A1" office:value-type="string">
            <text:p text:style-name="Table_20_Contents"><text:a xlink:type="simple" xlink:href="https://cloud.google.com/appengine/features/#migrationtool"><text:span text:style-name="T5">HRD Migration Tool</text:span></text:a></text:p>
          </table:table-cell>
          <table:table-cell table:style-name="Tabla1.A1" office:value-type="string">
            <text:p text:style-name="Table_20_Contents">Migrates application data stored in the Blobstore or the deprecated Master/Slave Datastore into the GA High Replication Datastore.</text:p>
          </table:table-cell>
        </table:table-row>
        <table:table-row table:style-name="Tabla1.1">
          <table:table-cell table:style-name="Tabla1.A1" office:value-type="string">
            <text:p text:style-name="Table_20_Contents"><text:a xlink:type="simple" xlink:href="https://cloud.google.com/appengine/features/#images"><text:span text:style-name="T5">Images</text:span></text:a></text:p>
          </table:table-cell>
          <table:table-cell table:style-name="Tabla1.A1" office:value-type="string">
            <text:p text:style-name="Table_20_Contents">Manipulate, combine, and enhance images. Converts between image formats, access image metadata such as height and frequency of colors.</text:p>
          </table:table-cell>
        </table:table-row>
        <table:table-row table:style-name="Tabla1.1">
          <table:table-cell table:style-name="Tabla1.A1" office:value-type="string">
            <text:p text:style-name="Table_20_Contents"><text:a xlink:type="simple" xlink:href="https://cloud.google.com/appengine/features/#java"><text:span text:style-name="T5">Java Runtime</text:span></text:a></text:p>
          </table:table-cell>
          <table:table-cell table:style-name="Tabla1.A1" office:value-type="string">
            <text:p text:style-name="Table_20_Contents">Build your application in the Java programming language.</text:p>
          </table:table-cell>
        </table:table-row>
        <table:table-row table:style-name="Tabla1.1">
          <table:table-cell table:style-name="Tabla1.A1" office:value-type="string">
            <text:p text:style-name="Table_20_Contents"><text:a xlink:type="simple" xlink:href="https://cloud.google.com/appengine/features/#logs"><text:span text:style-name="T5">Logs</text:span></text:a></text:p>
          </table:table-cell>
          <table:table-cell table:style-name="Tabla1.A1" office:value-type="string">
            <text:p text:style-name="Table_20_Contents">Programmatic access to application and request logs from within your application.</text:p>
          </table:table-cell>
        </table:table-row>
        <table:table-row table:style-name="Tabla1.1">
          <table:table-cell table:style-name="Tabla1.A1" office:value-type="string">
            <text:p text:style-name="Table_20_Contents"><text:a xlink:type="simple" xlink:href="https://cloud.google.com/appengine/features/#mail"><text:span text:style-name="T5">Mail</text:span></text:a></text:p>
          </table:table-cell>
          <table:table-cell table:style-name="Tabla1.A1" office:value-type="string">
            <text:p text:style-name="Table_20_Contents">Send email messages on behalf of administrators and users with Google Accounts, and receive mail at various addresses.</text:p>
          </table:table-cell>
        </table:table-row>
        <table:table-row table:style-name="Tabla1.1">
          <table:table-cell table:style-name="Tabla1.A1" office:value-type="string">
            <text:p text:style-name="Table_20_Contents"><text:a xlink:type="simple" xlink:href="https://cloud.google.com/appengine/features/#mapreduce"><text:span text:style-name="T5">MapReduce</text:span></text:a></text:p>
          </table:table-cell>
          <table:table-cell table:style-name="Tabla1.A1" office:value-type="string">
            <text:p text:style-name="Table_20_Contents">An optimized adaptation of the MapReduce computing model for efficient distributed computing over large data sets.</text:p>
          </table:table-cell>
        </table:table-row>
        <table:table-row table:style-name="Tabla1.1">
          <table:table-cell table:style-name="Tabla1.A1" office:value-type="string">
            <text:p text:style-name="Table_20_Contents"><text:a xlink:type="simple" xlink:href="https://cloud.google.com/appengine/features/#memcache"><text:span text:style-name="T5">Memcache</text:span></text:a></text:p>
          </table:table-cell>
          <table:table-cell table:style-name="Tabla1.A1" office:value-type="string">
            <text:p text:style-name="Table_20_Contents">A distributed, in-memory data cache that can be used to greatly improve application performance.</text:p>
          </table:table-cell>
        </table:table-row>
        <table:table-row table:style-name="Tabla1.1">
          <table:table-cell table:style-name="Tabla1.A1" office:value-type="string">
            <text:p text:style-name="Table_20_Contents"><text:a xlink:type="simple" xlink:href="https://cloud.google.com/appengine/features/#modules"><text:span text:style-name="T5">Modules</text:span></text:a></text:p>
          </table:table-cell>
          <table:table-cell table:style-name="Tabla1.A1" office:value-type="string">
            <text:p text:style-name="Table_20_Contents">Factor applications into logical components that can share stateful services and communicate in a secure fashion.</text:p>
          </table:table-cell>
        </table:table-row>
        <table:table-row table:style-name="Tabla1.1">
          <table:table-cell table:style-name="Tabla1.A1" office:value-type="string">
            <text:p text:style-name="Table_20_Contents"><text:a xlink:type="simple" xlink:href="https://cloud.google.com/appengine/features/#multitenancy"><text:span text:style-name="T5">Multitenancy</text:span></text:a></text:p>
          </table:table-cell>
          <table:table-cell table:style-name="Tabla1.A1" office:value-type="string">
            <text:p text:style-name="Table_20_Contents">Makes it easy to compartmentalize your data to serve many client organizations from a single instance of your application.</text:p>
          </table:table-cell>
        </table:table-row>
        <table:table-row table:style-name="Tabla1.1">
          <table:table-cell table:style-name="Tabla1.A1" office:value-type="string">
            <text:p text:style-name="Table_20_Contents"><text:a xlink:type="simple" xlink:href="https://cloud.google.com/appengine/features/#oauth"><text:span text:style-name="T5">OAuth</text:span></text:a></text:p>
          </table:table-cell>
          <table:table-cell table:style-name="Tabla1.A1" office:value-type="string">
            <text:p text:style-name="Table_20_Contents">Using Google Accounts and the OAuth API, any App Engine application can be an OAuth consumer.</text:p>
          </table:table-cell>
        </table:table-row>
        <text:soft-page-break/>
        <table:table-row table:style-name="Tabla1.1">
          <table:table-cell table:style-name="Tabla1.A1" office:value-type="string">
            <text:p text:style-name="Table_20_Contents"><text:a xlink:type="simple" xlink:href="https://cloud.google.com/appengine/features/#openid"><text:span text:style-name="T5">OpenID</text:span></text:a></text:p>
          </table:table-cell>
          <table:table-cell table:style-name="Tabla1.A1" office:value-type="string">
            <text:p text:style-name="Table_20_Contents">An open technology used for authenticating users across various web services.</text:p>
          </table:table-cell>
        </table:table-row>
        <table:table-row table:style-name="Tabla1.1">
          <table:table-cell table:style-name="Tabla1.A1" office:value-type="string">
            <text:p text:style-name="Table_20_Contents"><text:a xlink:type="simple" xlink:href="https://cloud.google.com/appengine/features/#pagespeed"><text:span text:style-name="T5">PageSpeed</text:span></text:a></text:p>
          </table:table-cell>
          <table:table-cell table:style-name="Tabla1.A1" office:value-type="string">
            <text:p text:style-name="Table_20_Contents">A family of tools that automatically optimizes the performance of your application.</text:p>
          </table:table-cell>
        </table:table-row>
        <table:table-row table:style-name="Tabla1.1">
          <table:table-cell table:style-name="Tabla1.A1" office:value-type="string">
            <text:p text:style-name="Table_20_Contents"><text:a xlink:type="simple" xlink:href="https://cloud.google.com/appengine/features/#prospectivesearch"><text:span text:style-name="T5">Prospective Search</text:span></text:a></text:p>
          </table:table-cell>
          <table:table-cell table:style-name="Tabla1.A1" office:value-type="string">
            <text:p text:style-name="Table_20_Contents">A querying service that allows your application to match search queries against real-time data streams.</text:p>
          </table:table-cell>
        </table:table-row>
        <table:table-row table:style-name="Tabla1.1">
          <table:table-cell table:style-name="Tabla1.A1" office:value-type="string">
            <text:p text:style-name="Table_20_Contents"><text:a xlink:type="simple" xlink:href="https://cloud.google.com/appengine/features/#php"><text:span text:style-name="T5">PHP Runtime</text:span></text:a></text:p>
          </table:table-cell>
          <table:table-cell table:style-name="Tabla1.A1" office:value-type="string">
            <text:p text:style-name="Table_20_Contents">Build your application in the PHP programming language.</text:p>
          </table:table-cell>
        </table:table-row>
        <table:table-row table:style-name="Tabla1.1">
          <table:table-cell table:style-name="Tabla1.A1" office:value-type="string">
            <text:p text:style-name="Table_20_Contents"><text:a xlink:type="simple" xlink:href="https://cloud.google.com/appengine/features/#python"><text:span text:style-name="T5">Python Runtime</text:span></text:a></text:p>
          </table:table-cell>
          <table:table-cell table:style-name="Tabla1.A1" office:value-type="string">
            <text:p text:style-name="Table_20_Contents">Build your application in the Python programming language.</text:p>
          </table:table-cell>
        </table:table-row>
        <table:table-row table:style-name="Tabla1.1">
          <table:table-cell table:style-name="Tabla1.A1" office:value-type="string">
            <text:p text:style-name="Table_20_Contents"><text:a xlink:type="simple" xlink:href="https://cloud.google.com/appengine/features/#remote"><text:span text:style-name="T5">Remote</text:span></text:a></text:p>
          </table:table-cell>
          <table:table-cell table:style-name="Tabla1.A1" office:value-type="string">
            <text:p text:style-name="Table_20_Contents">Access App Engine services from any application. For example, access a production datastore from an app running on your local machine.</text:p>
          </table:table-cell>
        </table:table-row>
        <table:table-row table:style-name="Tabla1.1">
          <table:table-cell table:style-name="Tabla1.A1" office:value-type="string">
            <text:p text:style-name="Table_20_Contents"><text:a xlink:type="simple" xlink:href="https://cloud.google.com/appengine/features/#cron"><text:span text:style-name="T5">Scheduled Tasks</text:span></text:a></text:p>
          </table:table-cell>
          <table:table-cell table:style-name="Tabla1.A1" office:value-type="string">
            <text:p text:style-name="Table_20_Contents">Configure tasks that run at defined times or regular intervals.</text:p>
          </table:table-cell>
        </table:table-row>
        <table:table-row table:style-name="Tabla1.1">
          <table:table-cell table:style-name="Tabla1.A1" office:value-type="string">
            <text:p text:style-name="Table_20_Contents"><text:a xlink:type="simple" xlink:href="https://cloud.google.com/appengine/features/#search"><text:span text:style-name="T5">Search</text:span></text:a></text:p>
          </table:table-cell>
          <table:table-cell table:style-name="Tabla1.A1" office:value-type="string">
            <text:p text:style-name="Table_20_Contents">Perform Google-like searches over structured data such as: plain text, HTML, atom, numbers, dates, and geographic locations.</text:p>
          </table:table-cell>
        </table:table-row>
        <table:table-row table:style-name="Tabla1.1">
          <table:table-cell table:style-name="Tabla1.A1" office:value-type="string">
            <text:p text:style-name="Table_20_Contents"><text:a xlink:type="simple" xlink:href="https://cloud.google.com/appengine/features/#sendgrid"><text:span text:style-name="T5">SendGrid</text:span></text:a></text:p>
          </table:table-cell>
          <table:table-cell table:style-name="Tabla1.A1" office:value-type="string">
            <text:p text:style-name="Table_20_Contents">Use SendGrid's library to send emails from your app and you can see statistics on opens, clicks, unsubscribes, spam reports and more.</text:p>
          </table:table-cell>
        </table:table-row>
        <table:table-row table:style-name="Tabla1.1">
          <table:table-cell table:style-name="Tabla1.A1" office:value-type="string">
            <text:p text:style-name="Table_20_Contents"><text:a xlink:type="simple" xlink:href="https://cloud.google.com/appengine/features/#sockets"><text:span text:style-name="T5">Sockets</text:span></text:a></text:p>
          </table:table-cell>
          <table:table-cell table:style-name="Tabla1.A1" office:value-type="string">
            <text:p text:style-name="Table_20_Contents">Supports outbound sockets using the language-specific, built-in libraries.</text:p>
          </table:table-cell>
        </table:table-row>
        <table:table-row table:style-name="Tabla1.1">
          <table:table-cell table:style-name="Tabla1.A1" office:value-type="string">
            <text:p text:style-name="Table_20_Contents"><text:a xlink:type="simple" xlink:href="https://cloud.google.com/appengine/features/#ssl"><text:span text:style-name="T5">SSL for Custom Domains</text:span></text:a></text:p>
          </table:table-cell>
          <table:table-cell table:style-name="Tabla1.A1" office:value-type="string">
            <text:p text:style-name="Table_20_Contents">Serve applications via HTTPS and HTTP from a custom domain rather than an<text:span text:style-name="Source_20_Text"><text:span text:style-name="T4">appspot.com</text:span></text:span> address.</text:p>
          </table:table-cell>
        </table:table-row>
        <table:table-row table:style-name="Tabla1.1">
          <table:table-cell table:style-name="Tabla1.A1" office:value-type="string">
            <text:p text:style-name="Table_20_Contents"><text:a xlink:type="simple" xlink:href="https://cloud.google.com/appengine/features/#taskqueue"><text:span text:style-name="T5">Task Queue</text:span></text:a></text:p>
          </table:table-cell>
          <table:table-cell table:style-name="Tabla1.A1" office:value-type="string">
            <text:p text:style-name="Table_20_Contents">Allows applications to perform work outside of a user request, using small, discrete tasks, that are executed later.</text:p>
          </table:table-cell>
        </table:table-row>
        <table:table-row table:style-name="Tabla1.1">
          <table:table-cell table:style-name="Tabla1.A1" office:value-type="string">
            <text:p text:style-name="Table_20_Contents"><text:a xlink:type="simple" xlink:href="https://cloud.google.com/appengine/features/#taskqueuerest"><text:span text:style-name="T5">Task Queue REST API</text:span></text:a></text:p>
          </table:table-cell>
          <table:table-cell table:style-name="Tabla1.A1" office:value-type="string">
            <text:p text:style-name="Table_20_Contents">Enables the use of an App Engine task queue over REST.</text:p>
          </table:table-cell>
        </table:table-row>
        <table:table-row table:style-name="Tabla1.1">
          <table:table-cell table:style-name="Tabla1.A1" office:value-type="string">
            <text:p text:style-name="Table_20_Contents"><text:a xlink:type="simple" xlink:href="https://cloud.google.com/appengine/features/#taskqueuetagging"><text:span text:style-name="T5">Task Queue Tagging</text:span></text:a></text:p>
          </table:table-cell>
          <table:table-cell table:style-name="Tabla1.A1" office:value-type="string">
            <text:p text:style-name="Table_20_Contents">Leases up to a specified number of tasks with the same tag from the queue for a specified period of time.</text:p>
          </table:table-cell>
        </table:table-row>
        <table:table-row table:style-name="Tabla1.1">
          <table:table-cell table:style-name="Tabla1.A1" office:value-type="string">
            <text:p text:style-name="Table_20_Contents"><text:a xlink:type="simple" xlink:href="https://cloud.google.com/appengine/features/#trafficsplitting"><text:span text:style-name="T5">Traffic Splitting</text:span></text:a></text:p>
          </table:table-cell>
          <table:table-cell table:style-name="Tabla1.A1" office:value-type="string">
            <text:p text:style-name="Table_20_Contents">Routes incoming requests to different versions of your app, allowing you to do A/B testing and roll out new features incrementally.</text:p>
          </table:table-cell>
        </table:table-row>
        <table:table-row table:style-name="Tabla1.1">
          <table:table-cell table:style-name="Tabla1.A1" office:value-type="string">
            <text:p text:style-name="Table_20_Contents"><text:a xlink:type="simple" xlink:href="https://cloud.google.com/appengine/features/#twilio"><text:span text:style-name="T5">Twilio</text:span></text:a></text:p>
          </table:table-cell>
          <table:table-cell table:style-name="Tabla1.A1" office:value-type="string">
            <text:p text:style-name="Table_20_Contents">Enables your application to make and receive phone calls, send and receive text messages, and make VoIP calls from any phone, tablet, or browser.</text:p>
          </table:table-cell>
        </table:table-row>
        <table:table-row table:style-name="Tabla1.1">
          <table:table-cell table:style-name="Tabla1.A1" office:value-type="string">
            <text:p text:style-name="Table_20_Contents"><text:a xlink:type="simple" xlink:href="https://cloud.google.com/appengine/features/#urlfetch"><text:span text:style-name="T5">URL Fetch</text:span></text:a></text:p>
          </table:table-cell>
          <table:table-cell table:style-name="Tabla1.A1" office:value-type="string">
            <text:p text:style-name="Table_20_Contents">Uses Google's networking infrastructure to efficiently issue HTTP and HTTPS requests to URLs on the web.</text:p>
          </table:table-cell>
        </table:table-row>
        <table:table-row table:style-name="Tabla1.1">
          <table:table-cell table:style-name="Tabla1.A1" office:value-type="string">
            <text:p text:style-name="Table_20_Contents"><text:a xlink:type="simple" xlink:href="https://cloud.google.com/appengine/features/#users"><text:span text:style-name="T5">Users</text:span></text:a></text:p>
          </table:table-cell>
          <table:table-cell table:style-name="Tabla1.A1" office:value-type="string">
            <text:p text:style-name="Table_20_Contents">Allows applications to sign in users with Google Accounts or OpenID, and address these users with unique identifiers.</text:p>
          </table:table-cell>
        </table:table-row>
        <table:table-row table:style-name="Tabla1.1">
          <table:table-cell table:style-name="Tabla1.A1" office:value-type="string">
            <text:p text:style-name="Table_20_Contents"><text:a xlink:type="simple" xlink:href="https://cloud.google.com/appengine/features/#xmpp"><text:span text:style-name="T5">XMPP</text:span></text:a></text:p>
          </table:table-cell>
          <table:table-cell table:style-name="Tabla1.A1" office:value-type="string">
            <text:p text:style-name="Table_20_Contents">Allows an application to send and receive chat messages to and from any XMPP-compatible chat messaging service.</text:p>
          </table:table-cell>
        </table:table-row>
      </table:table>
      <text:h text:style-name="P9" text:outline-level="2"/>
      <text:h text:style-name="P10" text:outline-level="2"><text:bookmark-start text:name="__RefHeading__806_1274324358"/><text:bookmark text:name="languages_and_runtimes"/>Languages and Runtimes<text:bookmark-end text:name="__RefHeading__806_1274324358"/></text:h>
      <text:p text:style-name="P13"><text:bookmark text:name="java"/>Java Runtime</text:p>
      <text:p text:style-name="P14">App Engine runs your Java web application using a Java 7 JVM in a safe sandboxed environment. App Engine invokes your app's servlet classes to handle requests and prepare responses in this environment.</text:p>
      <text:p text:style-name="P14">App Engine uses the Java Servlet standard for web applications. You provide your app's servlet classes, JavaServer Pages (JSPs), static files and data files, along with the deployment descriptor (the web.xml file) and other configuration files, in a standard WAR directory structure. App Engine serves requests by invoking servlets according to the deployment descriptor.</text:p>
      <text:p text:style-name="P14">The secured sandbox environment isolates your application for service and security. It ensures that apps can only perform actions that do not interfere with the performance and scalability of other apps. For instance, an app cannot spawn threads in some ways, write data to the local file system or make arbitrary network connections. An app also cannot use JNI or other native code. The JVM can execute any Java bytecode that operates within the sandbox restrictions.</text:p>
      <text:p text:style-name="P14">The Google Plugin for Eclipse adds new project wizards and debug configurations to your Eclipse IDE for App Engine projects. App Engine for Java makes it especially easy to develop and deploy world-class web applications using Google Web Toolkit (GWT). The Eclipse plugin comes bundled with the App Engine and GWT SDKs. Third-party plugins are available for NetBeans and IntelliJ.</text:p>
      <text:p text:style-name="P15"><text:a xlink:type="simple" xlink:href="https://cloud.google.com/appengine/docs/java/"><text:span text:style-name="T3">Java Developers Guide</text:span></text:a><text:span text:style-name="T1"> </text:span></text:p>
      <text:p text:style-name="P13"><text:bookmark text:name="python"/>Python Runtime</text:p>
      <text:p text:style-name="P14">App Engine executes your Python application code using a pre-loaded Python interpreter in a safe sandboxed environment. Your app receives web requests, performs work, and sends responses by interacting with this environment.</text:p>
      <text:p text:style-name="P14">A Python web app interacts with the App Engine web server using the WSGI protocol, so apps can use any WSGI-compatible web application framework. App Engine includes a simple web application framework, called webapp2, to make it easy to get started. For larger applications, mature third-party frameworks, such as Django, work well with App Engine.</text:p>
      <text:p text:style-name="P14">The Python interpreter can run any Python code, including Python modules you <text:soft-page-break/>include with your application, as well as the Python standard library. The interpreter cannot load Python modules with C code; it is a "pure" Python environment.</text:p>
      <text:p text:style-name="P14">The secured sandbox environment isolates your application for service and security. It ensures that apps can only perform actions that do not interfere with the performance and scalability of other apps. For instance, an app cannot write data to the local file system or make arbitrary network connections. Instead, apps use scalable services provided by App Engine to store data and communicate over the Internet. The Python interpreter raises an exception when an app attempts to import a module from the standard library known to not work within the sandbox restrictions.</text:p>
      <text:p text:style-name="P15"><text:a xlink:type="simple" xlink:href="https://cloud.google.com/appengine/docs/python/"><text:span text:style-name="T3">Python Developers Guide</text:span></text:a><text:span text:style-name="T1">  </text:span></text:p>
      <text:p text:style-name="P13"><text:bookmark text:name="php"/>PHP Runtime <text:span text:style-name="T10">Beta</text:span></text:p>
      <text:p text:style-name="P15"><text:span text:style-name="T1">The PHP runtime executes your application code in a sandboxed PHP 5.4 environment. Your app receives web requests, performs work, and sends responses by interacting with this environment. The runtime supports many of the standard </text:span><text:a xlink:type="simple" xlink:href="https://cloud.google.com/appengine/docs/php/#PHP_Enabled_extensions"><text:span text:style-name="T3">PHP extensions</text:span></text:a><text:span text:style-name="T1">. You cannot upload extensions written in C.</text:span></text:p>
      <text:p text:style-name="P14">App Engine runs its own web server, which can be configured using an app.yaml file that's uploaded with your code. This file specifies how incoming HTTP requests to your application are directed to PHP scripts.</text:p>
      <text:p text:style-name="P14">The sandbox isolates your application for reliability, scalability and security. For this reason, a small number of PHP functions are not available on App Engine, and others will raise an exception if used incorrectly. For instance, an app cannot write data to the local file system. Instead, apps can use scalable services provided by Google to store and process data and communicate over the Internet.</text:p>
      <text:p text:style-name="P15"><text:span text:style-name="T1">The PHP runtime provides a built-in </text:span><text:a xlink:type="simple" xlink:href="https://cloud.google.com/appengine/docs/php/googlestorage/"><text:span text:style-name="T3">Google Cloud Storage stream wrapper</text:span></text:a><text:span text:style-name="T1"> that allows you to use many of the standard PHP filesystem functions to access Google Cloud Storage.</text:span></text:p>
      <text:p text:style-name="P15"><text:a xlink:type="simple" xlink:href="https://cloud.google.com/appengine/docs/php/"><text:span text:style-name="T3">PHP Developers Guide</text:span></text:a><text:span text:style-name="T1">  </text:span></text:p>
      <text:p text:style-name="P13"><text:bookmark text:name="go"/>Go Runtime <text:span text:style-name="T10">Beta</text:span></text:p>
      <text:p text:style-name="P14">App Engine runs Go version 1.2. The SDK provides an interface similar to the standard Go http package; writing Go App Engine apps is akin to writing stand-alone Go web servers.</text:p>
      <text:p text:style-name="P14">The SDK includes the Go compiler and standard library; it has no additional dependencies. Because the Go runtime executes in a sandboxed environment, some <text:soft-page-break/>of the standard library functions will return errors and should not be used. For example, an os.ErrPermission will occur if an app tries to write to the local file system or make arbitrary network connections. You must use App Engine's scalable services to store data and communicate over the Internet.</text:p>
      <text:p text:style-name="P14">You never need to invoke the Go compiler yourself. Your app is automatically re-built on the server side whenever you upload new code, and if you are running the local development server the SDK automatically recompiles sources on-the-fly when you change them.</text:p>
      <text:p text:style-name="P14">The Go runtime environment for App Engine supports goroutines, but they are scheduled on a single thread. Goroutines can run concurrently but not in parallel. An application instance can handle multiple requests. For example, if one request is waiting for a datastore API call, the instance can process another request in the meantime.</text:p>
      <text:p text:style-name="P15"><text:a xlink:type="simple" xlink:href="https://cloud.google.com/appengine/docs/go/"><text:span text:style-name="T3">Go Developers Guide</text:span></text:a><text:span text:style-name="T1">  </text:span></text:p>
      <text:p text:style-name="P13"><text:bookmark text:name="vms"/>Managed VMs <text:span text:style-name="T10">Beta</text:span></text:p>
      <text:p text:style-name="P14">The Managed VM hosting environment lets you run App Engine applications on configurable Compute Engine Virtual Machines (VMs). This VM-based hosting environment offers more flexibility and provides more CPU and memory options. Applications that run on Managed VMs, are not subject to Java and Python runtime restrictions and they have access to all the Compute Engine machine types. You can also add third-party libraries and frameworks to your app.</text:p>
      <text:p text:style-name="P15"><text:a xlink:type="simple" xlink:href="https://cloud.google.com/appengine/docs/managed-vms"><text:span text:style-name="T3">Managed VMs Overview</text:span></text:a><text:span text:style-name="T1">   </text:span></text:p>
      <text:h text:style-name="P9" text:outline-level="2"/>
      <text:h text:style-name="P10" text:outline-level="2"><text:bookmark-start text:name="__RefHeading__808_1274324358"/><text:bookmark text:name="storage"/>Data storage, retrieval, and search<text:bookmark-end text:name="__RefHeading__808_1274324358"/></text:h>
      <text:p text:style-name="P13"><text:bookmark text:name="datastore"/>Datastore</text:p>
      <text:p text:style-name="P14">App Engine Datastore is a schemaless NoSQL datastore providing robust, scalable storage for your web application, with the following features:</text:p>
      <text:list xml:id="list7802559657010758519" text:style-name="L7">
        <text:list-item>
          <text:p text:style-name="P31">No planned downtime</text:p>
        </text:list-item>
        <text:list-item>
          <text:p text:style-name="P31">Atomic transactions</text:p>
        </text:list-item>
        <text:list-item>
          <text:p text:style-name="P31">High availability of reads and writes</text:p>
        </text:list-item>
        <text:list-item>
          <text:p text:style-name="P31">Strong consistency for reads and ancestor queries</text:p>
        </text:list-item>
        <text:list-item>
          <text:p text:style-name="P31">Eventual consistency for all other queries</text:p>
        </text:list-item>
      </text:list>
      <text:p text:style-name="P14">The Datastore holds data objects known as entities. An entity has one or more properties, named values of one of several supported data types: string, integer, or a reference to another entity. Each entity is identified by its kind, which categorizes the entity for the purpose of queries, and a key that uniquely identifies it within its kind. The Datastore can execute multiple operations in a single transaction. By definition, a transaction cannot succeed unless every one of its operations succeeds; if any of the operations fails, the transaction is automatically rolled back. This is especially useful for distributed web applications, where multiple users may be accessing or manipulating the same data at the same time.</text:p>
      <text:p text:style-name="P15"><text:span text:style-name="T1">Available in </text:span><text:a xlink:type="simple" xlink:href="https://cloud.google.com/appengine/docs/python/datastore"><text:span text:style-name="T3">Python</text:span></text:a><text:span text:style-name="T1"> | </text:span><text:a xlink:type="simple" xlink:href="https://cloud.google.com/appengine/docs/java/datastore"><text:span text:style-name="T3">Java</text:span></text:a><text:span text:style-name="T1"> | </text:span><text:a xlink:type="simple" xlink:href="https://cloud.google.com/appengine/docs/go/datastore"><text:span text:style-name="T3">Go</text:span></text:a><text:span text:style-name="T1">   </text:span></text:p>
      <text:p text:style-name="P13"><text:bookmark text:name="datastore-backup"/>Datastore Backup/Restore <text:span text:style-name="T10">Beta</text:span></text:p>
      <text:p text:style-name="P14">You can use the Datastore Admin tab of the Admin Console to backup selected kinds of entities, or to restore entities from a backup. You can backup using either Blobstore or Google Cloud Storage.</text:p>
      <text:p text:style-name="P15"><text:span text:style-name="T1">Available in </text:span><text:a xlink:type="simple" xlink:href="https://cloud.google.com/appengine/docs/adminconsole/datastoreadmin"><text:span text:style-name="T3">Python</text:span></text:a><text:span text:style-name="T1"> | </text:span><text:a xlink:type="simple" xlink:href="https://cloud.google.com/appengine/docs/adminconsole/datastoreadmin"><text:span text:style-name="T3">Java</text:span></text:a><text:span text:style-name="T1"> | </text:span><text:a xlink:type="simple" xlink:href="https://cloud.google.com/appengine/docs/adminconsole/datastoreadmin"><text:span text:style-name="T3">Go</text:span></text:a><text:span text:style-name="T1">   </text:span></text:p>
      <text:p text:style-name="P13"><text:bookmark text:name="migrationtool"/>HRD Migration Tool</text:p>
      <text:p text:style-name="P14">Use the migration tools found in the Application Settings tab of the Administration Console to migrate your application data from the deprecated Master/Slave Datastore to the High Replication Datastore (HRD). You must duplicate your application and then migrate the data. You may need to make some changes to your application to ensure an optimal migration.</text:p>
      <text:p text:style-name="P15"><text:span text:style-name="T1">Available in </text:span><text:a xlink:type="simple" xlink:href="https://cloud.google.com/appengine/docs/adminconsole/migration#using_the_migration_tool"><text:span text:style-name="T3">Python</text:span></text:a><text:span text:style-name="T1"> | </text:span><text:a xlink:type="simple" xlink:href="https://cloud.google.com/appengine/docs/adminconsole/migration#using_the_migration_tool"><text:span text:style-name="T3">Java</text:span></text:a><text:span text:style-name="T1"> | </text:span><text:a xlink:type="simple" xlink:href="https://cloud.google.com/appengine/docs/adminconsole/migration#using_the_migration_tool"><text:span text:style-name="T3">Go</text:span></text:a><text:span text:style-name="T1">   </text:span></text:p>
      <text:p text:style-name="P13"><text:bookmark text:name="cloudsql"/><text:soft-page-break/>Google Cloud SQL</text:p>
      <text:p text:style-name="P14">Google Cloud SQL is a MySQL database that lives in Google's cloud. It has all the capabilities and functionality of MySQL, with a few additional features and a few unsupported features as listed below. Google Cloud SQL is easy to use, doesn't require any software installation or maintenance and is ideal for small to medium-sized applications.</text:p>
      <text:p text:style-name="P14">Google Cloud SQL provides these features:</text:p>
      <text:list xml:id="list7673320191424956687" text:style-name="L8">
        <text:list-item>
          <text:p text:style-name="P32">Ability to host your MySQL databases in the cloud</text:p>
        </text:list-item>
        <text:list-item>
          <text:p text:style-name="P32">All data replicated in multiple locations for great availability and durability</text:p>
        </text:list-item>
        <text:list-item>
          <text:p text:style-name="P32">Choice of billing options:</text:p>
        </text:list-item>
        <text:list-item>
          <text:p text:style-name="P32">Per use option means you only pay for the time you access your data</text:p>
        </text:list-item>
        <text:list-item>
          <text:p text:style-name="P32">Package option allows you to control your costs for more frequent access</text:p>
        </text:list-item>
        <text:list-item>
          <text:p text:style-name="P32">Google Cloud SQL instances can have up to 16GB of RAM and 500GB data storage</text:p>
        </text:list-item>
        <text:list-item>
          <text:p text:style-name="P32">Create and manage instances in the Google Developers Console</text:p>
        </text:list-item>
        <text:list-item>
          <text:p text:style-name="P32">Data stored in datacenters in the EU or the US</text:p>
        </text:list-item>
        <text:list-item>
          <text:p text:style-name="P32">Cloud SQL customer data is encrypted when on Google’s internal networks and when stored in database tables and temporary files (with encryption of backups coming soon)</text:p>
        </text:list-item>
        <text:list-item>
          <text:p text:style-name="P32">Synchronous or asynchronous geographic replication</text:p>
        </text:list-item>
        <text:list-item>
          <text:p text:style-name="P32">Import or export databases using mysqldump</text:p>
        </text:list-item>
        <text:list-item>
          <text:p text:style-name="P32">Java and Python compatibility</text:p>
        </text:list-item>
        <text:list-item>
          <text:p text:style-name="P32">Support for MySQL wire protocol and MySQL connectors</text:p>
        </text:list-item>
        <text:list-item>
          <text:p text:style-name="P32">Support for connecting with the Secure Sockets Layer (SSL) protocol</text:p>
        </text:list-item>
      </text:list>
      <text:p text:style-name="P15"><text:span text:style-name="T1">Available in </text:span><text:a xlink:type="simple" xlink:href="https://cloud.google.com/appengine/docs/python/cloud-sql"><text:span text:style-name="T3">Python</text:span></text:a><text:span text:style-name="T1"> | </text:span><text:a xlink:type="simple" xlink:href="https://cloud.google.com/appengine/docs/java/cloud-sql"><text:span text:style-name="T3">Java</text:span></text:a><text:span text:style-name="T1"> | </text:span><text:a xlink:type="simple" xlink:href="https://cloud.google.com/appengine/docs/php/cloud-sql"><text:span text:style-name="T3">PHP</text:span></text:a><text:span text:style-name="T1"> | </text:span><text:a xlink:type="simple" xlink:href="https://cloud.google.com/appengine/docs/go/cloud-sql"><text:span text:style-name="T3">Go</text:span></text:a><text:span text:style-name="T1">   </text:span></text:p>
      <text:p text:style-name="P13"><text:bookmark text:name="blobstore"/>Blobstore</text:p>
      <text:p text:style-name="P14">The Blobstore API allows your application to serve data objects, called blobs, that are much larger than the size allowed for objects in the Datastore service. Blobs are useful for serving large files, such as video or image files, and for allowing users to upload large data files. Blobs are created by uploading a file through an HTTP request. Typically, your applications will do this by presenting a form with a file upload field to the user. When the form is submitted, the Blobstore creates a blob from the file's contents and returns an opaque reference to the blob, called a blob key, which you can later use to serve the blob. The application can serve the <text:soft-page-break/>complete blob value in response to a user request, or it can read the value directly using a streaming file-like interface.</text:p>
      <text:p text:style-name="P15"><text:span text:style-name="T1">Available in </text:span><text:a xlink:type="simple" xlink:href="https://cloud.google.com/appengine/docs/python/blobstore"><text:span text:style-name="T3">Python</text:span></text:a><text:span text:style-name="T1"> | </text:span><text:a xlink:type="simple" xlink:href="https://cloud.google.com/appengine/docs/java/blobstore"><text:span text:style-name="T3">Java</text:span></text:a><text:span text:style-name="T1"> | </text:span><text:a xlink:type="simple" xlink:href="https://cloud.google.com/appengine/docs/go/blobstore"><text:span text:style-name="T3">Go</text:span></text:a><text:span text:style-name="T1">   </text:span></text:p>
      <text:p text:style-name="P13"><text:bookmark text:name="gcslibrary"/>Google Cloud Storage Client Library<text:span text:style-name="T10">Beta</text:span></text:p>
      <text:p text:style-name="P14">Google Cloud Storage is useful for storing and serving large files. Additionally, Cloud Storage offers the use of access control lists (ACLs), and the ability to resume upload operations if they're interrupted, and many other features. (The GCS client library makes use of this resume capability automatically for your app, providing you with a robust way to stream data into GCS.)</text:p>
      <text:p text:style-name="P14">The GCS client library lets your application read files from and write files to buckets in Google Cloud Storage (GCS). This library supports reading and writing large amounts of data to GCS, with internal error handling and retries, so you don't have to write your own code to do this. Moreover, it provides read buffering with prefetch so your app can be more efficient.</text:p>
      <text:p text:style-name="P15"><text:span text:style-name="T1">Available in </text:span><text:a xlink:type="simple" xlink:href="https://cloud.google.com/appengine/docs/python/googlecloudstorageclient"><text:span text:style-name="T3">Python</text:span></text:a><text:span text:style-name="T1"> | </text:span><text:a xlink:type="simple" xlink:href="https://cloud.google.com/appengine/docs/java/googlecloudstorageclient"><text:span text:style-name="T3">Java</text:span></text:a><text:span text:style-name="T1"> | </text:span><text:a xlink:type="simple" xlink:href="https://cloud.google.com/appengine/docs/php/storage"><text:span text:style-name="T3">PHP</text:span></text:a><text:span text:style-name="T1"> | (Available in Go but no documentation exists)   </text:span></text:p>
      <text:p text:style-name="P13"><text:bookmark text:name="search"/>Search</text:p>
      <text:p text:style-name="P14">The Search API provides a model for indexing documents that contain structured data (text and HTML strings, atoms, dates, geopoints, numbers). Documents and indexes are saved in a separate persistent store optimized for search operations. You can search an index, and organize and present search results. The API supports partial text matching on string fields. The Search API can index any number of documents, however, a single search can return no more than 10,000 matching documents. The App Engine Datastore may be more appropriate for applications that need to retrieve very large result sets.</text:p>
      <text:p text:style-name="P15"><text:span text:style-name="T1">Available in </text:span><text:a xlink:type="simple" xlink:href="https://cloud.google.com/appengine/docs/python/search"><text:span text:style-name="T3">Python</text:span></text:a><text:span text:style-name="T1"> | </text:span><text:a xlink:type="simple" xlink:href="https://cloud.google.com/appengine/docs/java/search"><text:span text:style-name="T3">Java</text:span></text:a><text:span text:style-name="T1"> | </text:span><text:a xlink:type="simple" xlink:href="https://cloud.google.com/appengine/docs/go/search"><text:span text:style-name="T3">Go</text:span></text:a><text:span text:style-name="T1">   </text:span></text:p>
      <text:p text:style-name="P13"><text:bookmark text:name="prospectivesearch"/>Prospective Search <text:span text:style-name="T10">Beta</text:span></text:p>
      <text:p text:style-name="P14">Prospective search is a querying service that allows your application to match search queries against real-time data streams. For every document presented, prospective search returns the ID of every registered query that matches the document.</text:p>
      <text:p text:style-name="P14">Prospective search allows you to register a large set of queries and simultaneously match the queries against a single document. It is particularly useful for applications that process streaming data, for example:</text:p>
      <text:p text:style-name="P14">Applications that match against all the updates on a social networking service, or <text:soft-page-break/>against high-frequency comments in a chat room. Applications that process data sources that provide notification, monitoring, or filtering services. To understand prospective search, it's helpful to compare it to the conventional retrospective search model. In a retrospective search application, such as Google search, the application must build, or have access to, an index of the data to be searched. Needing to pre-index the data makes it difficult and expensive to create real-time applications, because each query must be executed separately against a potentially large index.</text:p>
      <text:p text:style-name="P14">In a prospective search application, such as Google Alerts, you register search queries and match them against new documents in real time, as the documents are inserted into your application. This allows you to create applications that efficiently monitor incoming live data. You are not limited to using existing, indexed data.</text:p>
      <text:p text:style-name="P14">Applications often use both retrospective and prospective search capabilities to get the best of both worlds. For example, an application can use retrospective search to find matching documents indexed in the past while using prospective search to find matching documents as soon as they arrive.</text:p>
      <text:p text:style-name="P15"><text:span text:style-name="T1">Available in </text:span><text:a xlink:type="simple" xlink:href="https://cloud.google.com/appengine/docs/python/prospectivesearch"><text:span text:style-name="T3">Python</text:span></text:a><text:span text:style-name="T1"> | </text:span><text:a xlink:type="simple" xlink:href="https://cloud.google.com/appengine/docs/java/prospectivesearch"><text:span text:style-name="T3">Java</text:span></text:a><text:span text:style-name="T1">   </text:span></text:p>
      <text:p text:style-name="P13"><text:bookmark text:name="memcache"/>Memcache</text:p>
      <text:p text:style-name="P14">App Engine supports two classes of the memcache service:</text:p>
      <text:list xml:id="list2357883719663760764" text:style-name="L9">
        <text:list-item>
          <text:p text:style-name="P33">Shared memcache is the free default for App Engine applications. It provides cache capacity on a best-effort basis and is subject to the overall demand of all applications served by App Engine.</text:p>
        </text:list-item>
        <text:list-item>
          <text:p text:style-name="P33">Dedicated memcache provides a fixed cache capacity assigned exclusively to your application. It's billed by the GB-hour of cache size. Having control over cache size means your app can perform more predictably and with fewer accesses to more costly durable storage. (Note that dedicated memcache is only available to HRD apps.)</text:p>
        </text:list-item>
      </text:list>
      <text:p text:style-name="P14">Whether shared or dedicated, memcache is not a durable storage. Keys may be evicted when the cache fills up, according to the cache's LRU policy. Changes in the cache configuration or datacenter maintenance events may also flush some or all of the cache. </text:p>
      <text:p text:style-name="P15"><text:span text:style-name="T1">Available in </text:span><text:a xlink:type="simple" xlink:href="https://cloud.google.com/appengine/docs/python/memcache"><text:span text:style-name="T3">Python</text:span></text:a><text:span text:style-name="T1"> | </text:span><text:a xlink:type="simple" xlink:href="https://cloud.google.com/appengine/docs/java/memcache"><text:span text:style-name="T3">Java</text:span></text:a><text:span text:style-name="T1"> | </text:span><text:a xlink:type="simple" xlink:href="https://cloud.google.com/appengine/docs/php/memcache"><text:span text:style-name="T3">PHP</text:span></text:a><text:span text:style-name="T1"> | </text:span><text:a xlink:type="simple" xlink:href="https://cloud.google.com/appengine/docs/go/memcache"><text:span text:style-name="T3">Go</text:span></text:a><text:span text:style-name="T1">   </text:span></text:p>
      <text:p text:style-name="P13"><text:bookmark text:name="dedicatedmemcache"/>Dedicated Memcache</text:p>
      <text:p text:style-name="P14">Dedicated memcache provides a fixed cache capacity assigned exclusively to your application. It's billed by the GB-hour of cache size. Having control over cache size <text:soft-page-break/>means your app can perform more predictably and with fewer accesses to more costly durable storage.</text:p>
      <text:p text:style-name="P15"><text:span text:style-name="T1">Available in </text:span><text:a xlink:type="simple" xlink:href="https://cloud.google.com/appengine/docs/adminconsole/memcache"><text:span text:style-name="T3">Python</text:span></text:a><text:span text:style-name="T1"> | </text:span><text:a xlink:type="simple" xlink:href="https://cloud.google.com/appengine/docs/adminconsole/memcache"><text:span text:style-name="T3">Java</text:span></text:a><text:span text:style-name="T1"> | </text:span><text:a xlink:type="simple" xlink:href="https://cloud.google.com/appengine/docs/adminconsole/memcache"><text:span text:style-name="T3">PHP</text:span></text:a><text:span text:style-name="T1"> | </text:span><text:a xlink:type="simple" xlink:href="https://cloud.google.com/appengine/docs/adminconsole/memcache"><text:span text:style-name="T3">Go</text:span></text:a><text:span text:style-name="T1">   </text:span></text:p>
      <text:p text:style-name="P13"><text:bookmark text:name="logs"/>Logs</text:p>
      <text:p text:style-name="P14">App Engine maintains two kinds of logs:</text:p>
      <text:list xml:id="list5871607353294490136" text:style-name="L10">
        <text:list-item>
          <text:p text:style-name="P34">Application logs contain arbitrary messages with a timestamp and log level.</text:p>
        </text:list-item>
        <text:list-item>
          <text:p text:style-name="P34">Request logs contain entries for each request handled by your app, with information such as the app ID, HTTP version, and so forth. Each request log includes a list of application logs associated with that request.</text:p>
        </text:list-item>
      </text:list>
      <text:p text:style-name="P4">The Logs API provides access to your application's logs. You can also access the logs from the Admin Console.</text:p>
      <text:p text:style-name="P5"><text:span text:style-name="T1">Available in </text:span><text:a xlink:type="simple" xlink:href="https://cloud.google.com/appengine/docs/python/logs"><text:span text:style-name="T3">Python</text:span></text:a><text:span text:style-name="T1"> | </text:span><text:a xlink:type="simple" xlink:href="https://cloud.google.com/appengine/docs/java/logs"><text:span text:style-name="T3">Java</text:span></text:a><text:span text:style-name="T1"> | </text:span><text:a xlink:type="simple" xlink:href="https://cloud.google.com/appengine/docs/php/logs"><text:span text:style-name="T3">PHP</text:span></text:a><text:span text:style-name="T1"> | </text:span><text:a xlink:type="simple" xlink:href="https://cloud.google.com/appengine/docs/go/logs"><text:span text:style-name="T3">Go</text:span></text:a><text:span text:style-name="T1">   </text:span></text:p>
      <text:h text:style-name="P9" text:outline-level="2"><text:bookmark-start text:name="__RefHeading__810_1274324358"/><text:bookmark text:name="communications"/>Communications<text:bookmark-end text:name="__RefHeading__810_1274324358"/></text:h>
      <text:p text:style-name="P13"><text:bookmark text:name="channel"/>Channel</text:p>
      <text:p text:style-name="P14">The Channel API creates a persistent connection between an application and its users, allowing the application to send real time messages without the use of polling.</text:p>
      <text:p text:style-name="P14">To use the API, you must add a JavaScript client in your web pages. The client performs these tasks:</text:p>
      <text:list xml:id="list3981846709572962916" text:style-name="L11">
        <text:list-item>
          <text:p text:style-name="P35">Connecting to the channel once it receives the channel’s unique token from the server</text:p>
        </text:list-item>
        <text:list-item>
          <text:p text:style-name="P35">Listening on the channel for updates regarding other clients and making appropriate use of the data (e.g. updating the interface, etc.)</text:p>
        </text:list-item>
        <text:list-item>
          <text:p text:style-name="P35">Sending update messages to the server so they may be passed on to remote clients</text:p>
        </text:list-item>
      </text:list>
      <text:p text:style-name="P14">You application, acting as server, is responsible for:</text:p>
      <text:list xml:id="list8128208072395668691" text:style-name="L12">
        <text:list-item>
          <text:p text:style-name="P36">Creating a unique channel for individual JavaScript clients</text:p>
        </text:list-item>
        <text:list-item>
          <text:p text:style-name="P36">Creating and sending a unique token to each JavaScript client so they may <text:soft-page-break/>connect and listen to their channel</text:p>
        </text:list-item>
        <text:list-item>
          <text:p text:style-name="P36">Receiving update messages from clients via HTTP requests</text:p>
        </text:list-item>
        <text:list-item>
          <text:p text:style-name="P36">Sending update messages to clients via their channels</text:p>
        </text:list-item>
        <text:list-item>
          <text:p text:style-name="P36">Optionally, managing client connection state.</text:p>
        </text:list-item>
      </text:list>
      <text:p text:style-name="P15"><text:span text:style-name="T1">Available in </text:span><text:a xlink:type="simple" xlink:href="https://cloud.google.com/appengine/docs/python/channel"><text:span text:style-name="T3">Python</text:span></text:a><text:span text:style-name="T1"> | </text:span><text:a xlink:type="simple" xlink:href="https://cloud.google.com/appengine/docs/java/channel"><text:span text:style-name="T3">Java</text:span></text:a><text:span text:style-name="T1"> | </text:span><text:a xlink:type="simple" xlink:href="https://cloud.google.com/appengine/docs/go/channel"><text:span text:style-name="T3">Go</text:span></text:a><text:span text:style-name="T1">   </text:span></text:p>
      <text:p text:style-name="P13"><text:bookmark text:name="Endpoints"/>Google Cloud Endpoints</text:p>
      <text:p text:style-name="P14">Google Cloud Endpoints consists of tools, libraries and capabilities that allow you to generate APIs and client libraries from an App Engine application, referred to as an API backend, to simplify client access to data from other applications. Endpoints makes it easier to create a web backend for web clients and mobile clients such as Android or Apple's iOS.</text:p>
      <text:p text:style-name="P14">For mobile developers, Endpoints provides a simple way to develop a shared web backend and also provides critical infrastructures, such as OAuth 2.0 authentication, eliminating a great deal of work that would otherwise be needed. Furthermore, because the API backend is an App Engine app, the mobile developer can use all of the services and features available in App Engine, such as Datastore, Google Cloud Storage, Mail, Url Fetch, Task Queues, and so forth. And finally, by using App Engine for the backend, developers are freed from system admin work, load balancing, scaling, and server maintenance.</text:p>
      <text:p text:style-name="P14">It is possible to create mobile clients for App Engine backends without Endpoints. However, using Endpoints makes this process easier because it frees you from having to write wrappers to handle communication with App Engine. The client libraries generated by Endpoints allow you to simply make direct API calls.</text:p>
      <text:p text:style-name="P15"><text:span text:style-name="T1">Available in </text:span><text:a xlink:type="simple" xlink:href="https://cloud.google.com/appengine/docs/python/endpoints"><text:span text:style-name="T3">Python</text:span></text:a><text:span text:style-name="T1"> | </text:span><text:a xlink:type="simple" xlink:href="https://cloud.google.com/appengine/docs/java/endpoints"><text:span text:style-name="T3">Java</text:span></text:a><text:span text:style-name="T1">   </text:span></text:p>
      <text:p text:style-name="P13"><text:bookmark text:name="mail"/>Mail</text:p>
      <text:p text:style-name="P14">App Engine applications can send email messages on behalf of the app's administrators, and on behalf of users with Google Accounts. Apps can receive email at various addresses. Apps send messages using the Mail service and receive messages in the form of HTTP requests initiated by App Engine and posted to the app.</text:p>
      <text:p text:style-name="P15"><text:span text:style-name="T1">Available in </text:span><text:a xlink:type="simple" xlink:href="https://cloud.google.com/appengine/docs/python/mail"><text:span text:style-name="T3">Python</text:span></text:a><text:span text:style-name="T1"> | </text:span><text:a xlink:type="simple" xlink:href="https://cloud.google.com/appengine/docs/java/mail"><text:span text:style-name="T3">Java</text:span></text:a><text:span text:style-name="T1"> | </text:span><text:a xlink:type="simple" xlink:href="https://cloud.google.com/appengine/docs/php/mail"><text:span text:style-name="T3">PHP</text:span></text:a><text:span text:style-name="T1"> | </text:span><text:a xlink:type="simple" xlink:href="https://cloud.google.com/appengine/docs/go/mail"><text:span text:style-name="T3">Go</text:span></text:a><text:span text:style-name="T1">   </text:span></text:p>
      <text:p text:style-name="P13"><text:bookmark text:name="sendgrid"/>SendGrid <text:span text:style-name="T10">Third-party</text:span></text:p>
      <text:p text:style-name="P14"><text:soft-page-break/>You can use SendGrid to power your emails on Google App Engine. Using SendGrid can improve your deliverability and provide transparency into what actually happens to those emails your app sends. You can see statistics on opens, clicks, unsubscribes, spam reports and more through either the SendGrid interface or its API.</text:p>
      <text:p text:style-name="P15"><text:span text:style-name="T1">Available in </text:span><text:a xlink:type="simple" xlink:href="https://cloud.google.com/appengine/docs/python/mail/sendgrid"><text:span text:style-name="T3">Python</text:span></text:a><text:span text:style-name="T1"> | </text:span><text:a xlink:type="simple" xlink:href="https://cloud.google.com/appengine/docs/java/mail/sendgrid"><text:span text:style-name="T3">Java</text:span></text:a><text:span text:style-name="T1"> | </text:span><text:a xlink:type="simple" xlink:href="https://cloud.google.com/appengine/docs/php/mail/sendgrid"><text:span text:style-name="T3">PHP</text:span></text:a><text:span text:style-name="T1">   </text:span></text:p>
      <text:p text:style-name="P13"><text:bookmark text:name="sockets"/>Sockets <text:span text:style-name="T10">Beta</text:span></text:p>
      <text:p text:style-name="P14">App Engine supports regular outbound sockets in all runtimes, without requiring you to import any special App Engine libraries or add any special App Engine code. However, there are certain limitations and behaviors you need to be aware of when using sockets. The details vary depending on the runtime. Read the runtime documentation for more information.</text:p>
      <text:p text:style-name="P15"><text:span text:style-name="T1">Available in </text:span><text:a xlink:type="simple" xlink:href="https://cloud.google.com/appengine/docs/python/sockets"><text:span text:style-name="T3">Python</text:span></text:a><text:span text:style-name="T1"> | </text:span><text:a xlink:type="simple" xlink:href="https://cloud.google.com/appengine/docs/java/sockets"><text:span text:style-name="T3">Java</text:span></text:a><text:span text:style-name="T1"> | </text:span><text:a xlink:type="simple" xlink:href="https://cloud.google.com/appengine/docs/php/sockets"><text:span text:style-name="T3">PHP</text:span></text:a><text:span text:style-name="T1"> | </text:span><text:a xlink:type="simple" xlink:href="https://cloud.google.com/appengine/docs/go/sockets"><text:span text:style-name="T3">Go</text:span></text:a><text:span text:style-name="T1">   </text:span></text:p>
      <text:p text:style-name="P13"><text:bookmark text:name="twilio"/>Twilio <text:span text:style-name="T10">Third-party</text:span></text:p>
      <text:p text:style-name="P14">Twilio is powering the future of business communications, enabling developers to embed voice, VoIP, and messaging into applications. They virtualize all infrastructure needed in a cloud-based, global environment, exposing it through the Twilio communications API platform. Applications are simple to build and scalable. Enjoy flexibility with pay-as-you go pricing, and benefit from cloud reliability.</text:p>
      <text:p text:style-name="P14">Twilio Voice enables your application to make and receive phone calls. Twilio SMS enables your application to send and receive text messages. Twilio Client allows you to make VoIP calls from any phone, tablet, or browser and supports WebRTC.</text:p>
      <text:p text:style-name="P15"><text:span text:style-name="T1">Available in </text:span><text:a xlink:type="simple" xlink:href="https://cloud.google.com/appengine/docs/python/sms/twilio"><text:span text:style-name="T3">Python</text:span></text:a><text:span text:style-name="T1"> | </text:span><text:a xlink:type="simple" xlink:href="https://cloud.google.com/appengine/docs/java/sms/twilio"><text:span text:style-name="T3">Java</text:span></text:a><text:span text:style-name="T1"> | </text:span><text:a xlink:type="simple" xlink:href="https://cloud.google.com/appengine/docs/php/sms/twilio"><text:span text:style-name="T3">PHP</text:span></text:a><text:span text:style-name="T1">   </text:span></text:p>
      <text:p text:style-name="P13"><text:bookmark text:name="urlfetch"/>URL Fetch</text:p>
      <text:p text:style-name="P14">App Engine applications can communicate with other applications or access other resources on the web by fetching URLs. An app can use the URL Fetch service to issue HTTP and HTTPS requests and receive responses. The URL Fetch service uses Google's network infrastructure for efficiency and scaling purposes.</text:p>
      <text:p text:style-name="P15"><text:span text:style-name="T1">Available in </text:span><text:a xlink:type="simple" xlink:href="https://cloud.google.com/appengine/docs/python/urlfetch"><text:span text:style-name="T3">Python</text:span></text:a><text:span text:style-name="T1"> | </text:span><text:a xlink:type="simple" xlink:href="https://cloud.google.com/appengine/docs/java/urlfetch"><text:span text:style-name="T3">Java</text:span></text:a><text:span text:style-name="T1"> | </text:span><text:a xlink:type="simple" xlink:href="https://cloud.google.com/appengine/docs/php/urlfetch"><text:span text:style-name="T3">PHP</text:span></text:a><text:span text:style-name="T1"> | </text:span><text:a xlink:type="simple" xlink:href="https://cloud.google.com/appengine/docs/go/urlfetch"><text:span text:style-name="T3">Go</text:span></text:a><text:span text:style-name="T1">   </text:span></text:p>
      <text:p text:style-name="P13"><text:bookmark text:name="xmpp"/>XMPP</text:p>
      <text:p text:style-name="P14">An App Engine application can send and receive chat messages to and from any XMPP-compatible chat messaging service, such as Google Talk. An app can send and receive chat messages, send chat invites, request a user's chat presence and status, <text:soft-page-break/>and provide a chat status. Incoming XMPP messages are handled by request handlers, similar to web requests.</text:p>
      <text:p text:style-name="P14">Some possible uses of chat messages include automated chat participants ("chat bots"), chat notifications, and chat interfaces to services. A rich client with a connection to an XMPP server (such as Google Talk) can use XMPP to interact with an App Engine application in real time, including receiving messages initiated by the app. (Note that such a client using Google Talk must use the user's password to make an XMPP connection, and cannot use a Google Accounts cookie.)</text:p>
      <text:p text:style-name="P14">Currently, an app cannot participate in group chats. An app can only receive messages of types "chat" and "normal". An app can send messages of any type defined in RFC 3921.</text:p>
      <text:p text:style-name="P15"><text:span text:style-name="T1">Available in </text:span><text:a xlink:type="simple" xlink:href="https://cloud.google.com/appengine/docs/python/xmpp"><text:span text:style-name="T3">Python</text:span></text:a><text:span text:style-name="T1"> | </text:span><text:a xlink:type="simple" xlink:href="https://cloud.google.com/appengine/docs/java/xmpp"><text:span text:style-name="T3">Java</text:span></text:a><text:span text:style-name="T1"> | </text:span><text:a xlink:type="simple" xlink:href="https://cloud.google.com/appengine/docs/go/xmpp"><text:span text:style-name="T3">Go</text:span></text:a><text:span text:style-name="T1">   </text:span></text:p>
      <text:h text:style-name="P9" text:outline-level="2"><text:bookmark-start text:name="__RefHeading__812_1274324358"/><text:bookmark text:name="process"/>Process management<text:bookmark-end text:name="__RefHeading__812_1274324358"/></text:h>
      <text:p text:style-name="P13"><text:bookmark text:name="taskqueue"/>Task Queue</text:p>
      <text:p text:style-name="P14">With the Task Queue API, applications can perform work outside of a user request, initiated by a user request. If an app needs to execute some background work, it can use the Task Queue API to organize that work into small, discrete units, called tasks. The app adds tasks to task queues to be executed later.</text:p>
      <text:p text:style-name="P14">App Engine provides two different queue configurations:</text:p>
      <text:list xml:id="list6165230657026079322" text:style-name="L13">
        <text:list-item>
          <text:p text:style-name="P37">Push queues process tasks based on the processing rate configured in the queue definition. App Engine automatically scales processing capacity to match your queue configuration and processing volume, and also deletes tasks after processing. Push queues are the default.</text:p>
        </text:list-item>
        <text:list-item>
          <text:p text:style-name="P37">Pull queues allow a task consumer (either your application or code external to your application) to lease tasks at a specific time for processing within a specific timeframe. Pull queues give you more control over when tasks are processed, and also allow you to integrate your application with non-App-Engine code using the Task Queue REST API. When using pull queues, your application needs to handle scaling of instances based on processing volume, and also needs to delete tasks after processing.</text:p>
        </text:list-item>
      </text:list>
      <text:p text:style-name="P15"><text:span text:style-name="T1">Available in </text:span><text:a xlink:type="simple" xlink:href="https://cloud.google.com/appengine/docs/python/taskqueue"><text:span text:style-name="T3">Python</text:span></text:a><text:span text:style-name="T1"> | </text:span><text:a xlink:type="simple" xlink:href="https://cloud.google.com/appengine/docs/java/taskqueue"><text:span text:style-name="T3">Java</text:span></text:a><text:span text:style-name="T1"> | </text:span><text:a xlink:type="simple" xlink:href="https://cloud.google.com/appengine/docs/php/taskqueue"><text:span text:style-name="T3">PHP</text:span></text:a><text:span text:style-name="T1"> | </text:span><text:a xlink:type="simple" xlink:href="https://cloud.google.com/appengine/docs/go/taskqueue"><text:span text:style-name="T3">Go</text:span></text:a><text:span text:style-name="T1">   </text:span></text:p>
      <text:p text:style-name="P13"><text:bookmark text:name="taskqueuerest"/>Task Queue REST API <text:span text:style-name="T10">Beta</text:span></text:p>
      <text:p text:style-name="P14"><text:soft-page-break/>Provides a REST interface so any web client app can manage your application's task queues and the tasks in them.</text:p>
      <text:p text:style-name="P15"><text:span text:style-name="T1">Available in </text:span><text:a xlink:type="simple" xlink:href="https://cloud.google.com/appengine/docs/python/taskqueue/rest"><text:span text:style-name="T3">Python</text:span></text:a><text:span text:style-name="T1"> | </text:span><text:a xlink:type="simple" xlink:href="https://cloud.google.com/appengine/docs/java/taskqueue/rest"><text:span text:style-name="T3">Java</text:span></text:a><text:span text:style-name="T1"> | </text:span><text:a xlink:type="simple" xlink:href="https://cloud.google.com/appengine/docs/python/taskqueue/rest"><text:span text:style-name="T3">PHP</text:span></text:a><text:span text:style-name="T1"> | </text:span><text:a xlink:type="simple" xlink:href="https://cloud.google.com/appengine/docs/python/taskqueue/rest"><text:span text:style-name="T3">Go</text:span></text:a><text:span text:style-name="T1">   </text:span></text:p>
      <text:p text:style-name="P13"><text:bookmark text:name="taskqueuetagging"/>Task Queue Tagging <text:span text:style-name="T10">Beta</text:span></text:p>
      <text:p text:style-name="P14">The tagging API lets pull queue consumers lease a specified number of tasks with the same tag from a pull queue.</text:p>
      <text:p text:style-name="P15"><text:span text:style-name="T1">Available in </text:span><text:a xlink:type="simple" xlink:href="https://cloud.google.com/appengine/docs/python/taskqueue/queues#Queue_lease_tasks_by_tag"><text:span text:style-name="T3">Python</text:span></text:a><text:span text:style-name="T1"> | </text:span><text:a xlink:type="simple" xlink:href="https://cloud.google.com/appengine/docs/java/taskqueue/overview-pull#Java_Leasing_tasks"><text:span text:style-name="T3">Java</text:span></text:a><text:span text:style-name="T1"> | </text:span><text:a xlink:type="simple" xlink:href="https://cloud.google.com/appengine/docs/go/taskqueue/reference#LeaseByTag"><text:span text:style-name="T3">Go</text:span></text:a><text:span text:style-name="T1">   </text:span></text:p>
      <text:p text:style-name="P13"><text:bookmark text:name="cron"/>Scheduled Tasks</text:p>
      <text:p text:style-name="P14">The App Engine Cron Service allows you to configure regularly scheduled tasks that operate at defined times or regular intervals. These tasks are commonly known as cron jobs. These cron jobs are automatically triggered by the App Engine Cron Service. For instance, you might use this to send out a report email on a daily basis, to update some cached data every 10 minutes, or to update some summary information once an hour.</text:p>
      <text:p text:style-name="P14">A cron job will invoke a URL, using an HTTP GET request, at a given time of day. An HTTP request invoked by cron can run for up to 10 minutes, but is subject to the same limits as other HTTP requests.</text:p>
      <text:p text:style-name="P14">Free applications can have up to 20 scheduled tasks. Paid applications can have up to 100 scheduled tasks.</text:p>
      <text:p text:style-name="P15"><text:span text:style-name="T1">Available in </text:span><text:a xlink:type="simple" xlink:href="https://cloud.google.com/appengine/docs/python/config/cron"><text:span text:style-name="T3">Python</text:span></text:a><text:span text:style-name="T1"> | </text:span><text:a xlink:type="simple" xlink:href="https://cloud.google.com/appengine/docs/java/config/cron"><text:span text:style-name="T3">Java</text:span></text:a><text:span text:style-name="T1"> | </text:span><text:a xlink:type="simple" xlink:href="https://cloud.google.com/appengine/docs/php/config/cron"><text:span text:style-name="T3">PHP</text:span></text:a><text:span text:style-name="T1"> | </text:span><text:a xlink:type="simple" xlink:href="https://cloud.google.com/appengine/docs/go/config/cron"><text:span text:style-name="T3">Go</text:span></text:a><text:span text:style-name="T1">   </text:span></text:p>
      <text:h text:style-name="P9" text:outline-level="2"><text:bookmark-start text:name="__RefHeading__814_1274324358"/><text:bookmark text:name="computation"/>Computation<text:bookmark-end text:name="__RefHeading__814_1274324358"/></text:h>
      <text:p text:style-name="P13"><text:bookmark text:name="images"/>Images</text:p>
      <text:p text:style-name="P14">The Images API provides the ability to describe and manipulate image data. The API provides information about an image, such as its format, width, height, and a histogram of color values. It can resize, rotate, flip, and crop images. It also has the ability to composite multiple images into one image, enhance images automatically, and convert images between several formats</text:p>
      <text:p text:style-name="P14">The Images service can accept image data directly from the app, or it can use data retreived from Blobstore or Google Cloud Storage.</text:p>
      <text:p text:style-name="P15"><text:soft-page-break/><text:span text:style-name="T1">Available in </text:span><text:a xlink:type="simple" xlink:href="https://cloud.google.com/appengine/docs/python/images"><text:span text:style-name="T3">Python</text:span></text:a><text:span text:style-name="T1"> | </text:span><text:a xlink:type="simple" xlink:href="https://cloud.google.com/appengine/docs/java/images"><text:span text:style-name="T3">Java</text:span></text:a><text:span text:style-name="T1"> | </text:span><text:a xlink:type="simple" xlink:href="https://cloud.google.com/appengine/docs/go/images"><text:span text:style-name="T3">Go</text:span></text:a><text:span text:style-name="T1">   </text:span></text:p>
      <text:p text:style-name="P13"><text:bookmark text:name="mapreduce"/>MapReduce <text:span text:style-name="T10">Open Source</text:span></text:p>
      <text:p text:style-name="P14">App Engine MapReduce is an open source library that is built on top of App Engine services, including Datastore and Task Queues. You must include the library with your application, it provides:</text:p>
      <text:list xml:id="list8748045247537647296" text:style-name="L14">
        <text:list-item>
          <text:p text:style-name="P38">A programming model for large-scale distributed data processing</text:p>
        </text:list-item>
        <text:list-item>
          <text:p text:style-name="P38">Automatic parallelization and distribution within your existing codebase</text:p>
        </text:list-item>
        <text:list-item>
          <text:p text:style-name="P38">Access to Google-scale data storage</text:p>
        </text:list-item>
        <text:list-item>
          <text:p text:style-name="P38">I/O scheduling</text:p>
        </text:list-item>
        <text:list-item>
          <text:p text:style-name="P38">Fault-tolerance, handling of exceptions</text:p>
        </text:list-item>
        <text:list-item>
          <text:p text:style-name="P38">User tunable settings to optimize for speed/cost</text:p>
        </text:list-item>
        <text:list-item>
          <text:p text:style-name="P38">Tools for monitoring status</text:p>
        </text:list-item>
      </text:list>
      <text:p text:style-name="P15"><text:span text:style-name="T1">Available on Github for </text:span><text:a xlink:type="simple" xlink:href="https://github.com/GoogleCloudPlatform/appengine-mapreduce/tree/master/java"><text:span text:style-name="T3">Java</text:span></text:a><text:span text:style-name="T1"> and </text:span><text:a xlink:type="simple" xlink:href="https://github.com/GoogleCloudPlatform/appengine-mapreduce/tree/master/python"><text:span text:style-name="T3">Python</text:span></text:a><text:span text:style-name="T1">   </text:span></text:p>
      <text:h text:style-name="P9" text:outline-level="2"><text:bookmark-start text:name="__RefHeading__816_1274324358"/><text:bookmark text:name="configuration"/>App configuration and management<text:bookmark-end text:name="__RefHeading__816_1274324358"/></text:h>
      <text:p text:style-name="P13"><text:bookmark text:name="appidentity"/>App Identity</text:p>
      <text:p text:style-name="P14">The Application Identity service provides the ability for an application to identify itself, by retrieving its App ID or the hostname part of its URL. The app's identity may be used to generate a URL or email address, or to make some run-time decision.</text:p>
      <text:p text:style-name="P14">Many Google APIs support OAuth assertions to identify the source of a request. The App Identity API can create tokens that can be used to assert that the source of a request is the application itself. This token can be included in the HTTP headers of a call to identify the calling application. The OAuth token only works against Google systems. However you can use the underlying signing technology in the API to assert the identity of your application to other systems.</text:p>
      <text:p text:style-name="P15"><text:span text:style-name="T1">Available in </text:span><text:a xlink:type="simple" xlink:href="https://cloud.google.com/appengine/docs/python/appidentity"><text:span text:style-name="T3">Python</text:span></text:a><text:span text:style-name="T1"> | </text:span><text:a xlink:type="simple" xlink:href="https://cloud.google.com/appengine/docs/java/appidentity"><text:span text:style-name="T3">Java</text:span></text:a><text:span text:style-name="T1"> | </text:span><text:a xlink:type="simple" xlink:href="https://cloud.google.com/appengine/docs/php/appidentity"><text:span text:style-name="T3">PHP</text:span></text:a><text:span text:style-name="T1"> | </text:span><text:a xlink:type="simple" xlink:href="https://cloud.google.com/appengine/docs/go/appidentity"><text:span text:style-name="T3">Go</text:span></text:a><text:span text:style-name="T1">   </text:span></text:p>
      <text:p text:style-name="P13"><text:bookmark text:name="appstats"/>Appstats Analytics <text:span text:style-name="T10">Trusted Tester</text:span></text:p>
      <text:p text:style-name="P14">Appstats Analytics provides data visualization and analysis pertaining to the <text:soft-page-break/>utilization of your application. This is a trusted tested feature; you must apply for permission to use it.</text:p>
      <text:p text:style-name="P15"><text:span text:style-name="T1">Available in </text:span><text:a xlink:type="simple" xlink:href="https://docs.google.com/a/google.com/spreadsheet/viewform?formkey=dDVZLWRvdlVzdDJyVndMZXRmaWwySkE6MQ#gid=0"><text:span text:style-name="T3">Python</text:span></text:a><text:span text:style-name="T1"> | </text:span><text:a xlink:type="simple" xlink:href="https://docs.google.com/a/google.com/spreadsheet/viewform?formkey=dDVZLWRvdlVzdDJyVndMZXRmaWwySkE6MQ#gid=0"><text:span text:style-name="T3">Java</text:span></text:a><text:span text:style-name="T1"> | </text:span><text:a xlink:type="simple" xlink:href="https://docs.google.com/a/google.com/spreadsheet/viewform?formkey=dDVZLWRvdlVzdDJyVndMZXRmaWwySkE6MQ#gid=0"><text:span text:style-name="T3">Go</text:span></text:a><text:span text:style-name="T1">   </text:span></text:p>
      <text:p text:style-name="P13"><text:bookmark text:name="oauth"/>OAuth <text:span text:style-name="T10">Beta</text:span></text:p>
      <text:p text:style-name="P14">As users put more of their information online, it becomes increasingly useful for networked applications to access that data, even when the data is not stored in the application itself. If access to that data is restricted by a username and password, the data-consuming application (the consumer) needs a way to tell the service holding the data (the service provider) that it is acting on behalf of the user. One way to do this is for the user to give her username and password to the consumer—but with most services, this gives the consumer too much control over the user's account with the service provider, and risks exposing the user's password if the consumer has a security breach.</text:p>
      <text:p text:style-name="P14">The OAuth protocol provides a way for a consumer to authenticate with a service provider and act on behalf of a user without the user having to give the consumer her username and password. For example, a travel application may have a feature to add an itinerary to a user's Google Calendar automatically. The travel application communicates with Google Calendar, and directs the user's browser to a Google Accounts authorization screen. The user signs in using her Google account, and tells Google Calendar that the travel application has permission to access her calendar data. The travel application can now access the user's calendar and add travel itineraries. It can do so until the user revokes this permission from her Google Accounts settings.</text:p>
      <text:p text:style-name="P14">Using Google Accounts and the OAuth API, any App Engine application can be an OAuth service provider. Google Accounts handles the details of the OAuth protocol. The app accesses the consumer authentication information using the OAuth API during a service request, just as it would with the Users API if the user were accessing the app directly.</text:p>
      <text:p text:style-name="P15"><text:span text:style-name="T1">Available in </text:span><text:a xlink:type="simple" xlink:href="https://cloud.google.com/appengine/docs/python/oauth"><text:span text:style-name="T3">Python</text:span></text:a><text:span text:style-name="T1"> | </text:span><text:a xlink:type="simple" xlink:href="https://cloud.google.com/appengine/docs/java/oauth"><text:span text:style-name="T3">Java</text:span></text:a><text:span text:style-name="T1"> | </text:span><text:a xlink:type="simple" xlink:href="https://cloud.google.com/appengine/docs/go/oauth"><text:span text:style-name="T3">Go</text:span></text:a><text:span text:style-name="T1">   </text:span></text:p>
      <text:p text:style-name="P13"><text:bookmark text:name="openid"/>OpenID <text:span text:style-name="T10">Beta</text:span></text:p>
      <text:p text:style-name="P15"><text:span text:style-name="T1">OpenID is an open technology used for authenticating users across various web services. A user creates an account on a service that acts as an OpenID </text:span><text:span text:style-name="Emphasis"><text:span text:style-name="T2">provider</text:span></text:span><text:span text:style-name="T1">. When logging in to a provider, the user receives an OpenID </text:span><text:span text:style-name="Emphasis"><text:span text:style-name="T2">identifier</text:span></text:span><text:span text:style-name="T1">, which can be used to sign in to other services, called OpenID </text:span><text:span text:style-name="Emphasis"><text:span text:style-name="T2">relying parties</text:span></text:span><text:span text:style-name="T1">.</text:span></text:p>
      <text:p text:style-name="P14">An App Engine app can be configured as an OpenID relying party, and use OpenID for <text:soft-page-break/>sign in. App Engine apps cannot be Open ID providers.</text:p>
      <text:p text:style-name="P15"><text:span text:style-name="T1">Available in </text:span><text:a xlink:type="simple" xlink:href="https://cloud.google.com/appengine/docs/python/users/#about_openid"><text:span text:style-name="T3">Python</text:span></text:a><text:span text:style-name="T1"> | </text:span><text:a xlink:type="simple" xlink:href="https://cloud.google.com/appengine/docs/java/users/#about_openid"><text:span text:style-name="T3">Java</text:span></text:a><text:span text:style-name="T1"> | </text:span><text:a xlink:type="simple" xlink:href="https://cloud.google.com/appengine/docs/php/users/#about_openid"><text:span text:style-name="T3">PHP</text:span></text:a><text:span text:style-name="T1"> | </text:span><text:a xlink:type="simple" xlink:href="https://cloud.google.com/appengine/docs/go/users/#about_openid"><text:span text:style-name="T3">Go</text:span></text:a><text:span text:style-name="T1">   </text:span></text:p>
      <text:p text:style-name="P13"><text:bookmark text:name="pagespeed"/>PageSpeed <text:span text:style-name="T10">Beta</text:span></text:p>
      <text:p text:style-name="P14">The PageSpeed service automatically optimizes the way your application serves web content. It compresses and caches your HTML. It can also inline and combine resources. Fast pages create a better user experience and lead to increased traffic and reduced bounce rates.</text:p>
      <text:p text:style-name="P15"><text:span text:style-name="T1">Available in </text:span><text:a xlink:type="simple" xlink:href="https://cloud.google.com/appengine/docs/adminconsole/pagespeed"><text:span text:style-name="T3">Python</text:span></text:a><text:span text:style-name="T1"> | </text:span><text:a xlink:type="simple" xlink:href="https://cloud.google.com/appengine/docs/adminconsole/pagespeed"><text:span text:style-name="T3">Java</text:span></text:a><text:span text:style-name="T1"> | </text:span><text:a xlink:type="simple" xlink:href="https://cloud.google.com/appengine/docs/adminconsole/pagespeed"><text:span text:style-name="T3">PHP</text:span></text:a><text:span text:style-name="T1"> | </text:span><text:a xlink:type="simple" xlink:href="https://cloud.google.com/appengine/docs/adminconsole/pagespeed"><text:span text:style-name="T3">Go</text:span></text:a><text:span text:style-name="T1">   </text:span></text:p>
      <text:p text:style-name="P13"><text:bookmark text:name="capabilities"/>Capabilities</text:p>
      <text:p text:style-name="P14">You can use the Capabilities API to detect the availability of services (like the Images service) or specific capabilities of a service (such as datastore reads and writes). You can reduce downtime in your application by testing for the availability of a capability before trying to use it. The services that support this API vary depending which runtime you are using.</text:p>
      <text:p text:style-name="P15"><text:span text:style-name="T1">Available in </text:span><text:a xlink:type="simple" xlink:href="https://cloud.google.com/appengine/docs/python/capabilities"><text:span text:style-name="T3">Python</text:span></text:a><text:span text:style-name="T1"> | </text:span><text:a xlink:type="simple" xlink:href="https://cloud.google.com/appengine/docs/java/capabilities"><text:span text:style-name="T3">Java</text:span></text:a><text:span text:style-name="T1"> | </text:span><text:a xlink:type="simple" xlink:href="https://cloud.google.com/appengine/docs/go/capabilities"><text:span text:style-name="T3">Go</text:span></text:a><text:span text:style-name="T1">   </text:span></text:p>
      <text:p text:style-name="P13"><text:bookmark text:name="modules"/>Modules</text:p>
      <text:p text:style-name="P14">Modules are used to factor large applications into logical components that can share stateful services and communicate in a secure fashion. An app that handles customer requests might include separate modules to handle other tasks:</text:p>
      <text:list xml:id="list5270862317797968406" text:style-name="L15">
        <text:list-item>
          <text:p text:style-name="P39">API requests from mobile devices</text:p>
        </text:list-item>
        <text:list-item>
          <text:p text:style-name="P39">Internal, admin-like requests</text:p>
        </text:list-item>
        <text:list-item>
          <text:p text:style-name="P39">Backend processing such as billing pipelines and data analysis</text:p>
        </text:list-item>
      </text:list>
      <text:p text:style-name="P14">Modules can have different versions, performance levels, and authorization. While running, a particular module will have one or more instances, which may be managed statically or dynamically. Incoming requests are routed to an existing or new instance of the appropriate module.</text:p>
      <text:p text:style-name="P14">Scaling types control the creation of instances. There are three scaling types. Each type offers a variety of instance classes, with different amounts of CPU and Memory:</text:p>
      <text:list xml:id="list2020747782672002090" text:style-name="L16">
        <text:list-item>
          <text:p text:style-name="P40">A module with manual scaling runs continuously, allowing you to perform complex initialization and rely on the state of its memory over time.</text:p>
        </text:list-item>
        <text:list-item>
          <text:p text:style-name="P40"><text:soft-page-break/>A module with basic scaling will create an instance when the application receives a request. The instance will be turned down when the app becomes idle. Basic scaling is ideal for work that is intermittent or driven by user activity.</text:p>
        </text:list-item>
        <text:list-item>
          <text:p text:style-name="P40">Automatic scaling is the scaling policy that App Engine has used since its inception. It is based on request rate, response latencies, and other application metrics. Previously users could use the Admin Console to configure the automatic scaling parameters (instance class, idle instances and pending latency) for an application's frontend versions only. These settings now apply to every version of every module that has automatic scaling.</text:p>
        </text:list-item>
      </text:list>
      <text:p text:style-name="P15"><text:span text:style-name="T1">Available in </text:span><text:a xlink:type="simple" xlink:href="https://cloud.google.com/appengine/docs/python/modules"><text:span text:style-name="T3">Python</text:span></text:a><text:span text:style-name="T1"> | </text:span><text:a xlink:type="simple" xlink:href="https://cloud.google.com/appengine/docs/java/modules"><text:span text:style-name="T3">Java</text:span></text:a><text:span text:style-name="T1"> | </text:span><text:a xlink:type="simple" xlink:href="https://cloud.google.com/appengine/docs/php/modules"><text:span text:style-name="T3">PHP</text:span></text:a><text:span text:style-name="T1"> | </text:span><text:a xlink:type="simple" xlink:href="https://cloud.google.com/appengine/docs/go/modules"><text:span text:style-name="T3">Go</text:span></text:a><text:span text:style-name="T1">   </text:span></text:p>
      <text:p text:style-name="P13"><text:bookmark text:name="multitenancy"/>Multitenancy</text:p>
      <text:p text:style-name="P15"><text:span text:style-name="T1">Multitenancy is a software architecture in which one instance of an application, running on a remote server, serves many client organizations, or </text:span><text:span text:style-name="Emphasis"><text:span text:style-name="T2">tenants</text:span></text:span><text:span text:style-name="T1">.</text:span></text:p>
      <text:p text:style-name="P14">Google App Engine provides the Namespaces API, which includes a namespace manager. The Namespaces API is also incorporated in other namespace-enabled APIs. When you set the namespace in the namespace manager, all the namespace-enabled APIs use that namespace by default. This lets you partition data across tenants by specifying a unique namespace for each tenant. For instance, using namespaces with the Datastore API, all users can share the same data schema, but different users see different content.</text:p>
      <text:p text:style-name="P14">The Namespaces API is integrated with Google Apps, allowing you to use your Google Apps domain as the current namespace. Because Google Apps lets you deploy your app to any domain that you own, you can easily set unique namespaces for all domains linked to your Google Apps account.</text:p>
      <text:p text:style-name="P15"><text:span text:style-name="T1">Available in </text:span><text:a xlink:type="simple" xlink:href="https://cloud.google.com/appengine/docs/python/multitenancy"><text:span text:style-name="T3">Python</text:span></text:a><text:span text:style-name="T1"> | </text:span><text:a xlink:type="simple" xlink:href="https://cloud.google.com/appengine/docs/java/multitenancy"><text:span text:style-name="T3">Java</text:span></text:a><text:span text:style-name="T1"> | </text:span><text:a xlink:type="simple" xlink:href="https://cloud.google.com/appengine/docs/go/multitenancy"><text:span text:style-name="T3">Go</text:span></text:a><text:span text:style-name="T1">   </text:span></text:p>
      <text:p text:style-name="P13"><text:bookmark text:name="remote"/>Remote</text:p>
      <text:p text:style-name="P14">Lets external applications transparently access App Engine services. For example, you can use Remote API to access a production datastore from an app running on your local machine.</text:p>
      <text:p text:style-name="P15"><text:span text:style-name="T1">Available in </text:span><text:a xlink:type="simple" xlink:href="https://cloud.google.com/appengine/docs/python/tools/remoteapi"><text:span text:style-name="T3">Python</text:span></text:a><text:span text:style-name="T1"> | </text:span><text:a xlink:type="simple" xlink:href="https://cloud.google.com/appengine/docs/java/tools/remoteapi"><text:span text:style-name="T3">Java</text:span></text:a><text:span text:style-name="T1"> | </text:span><text:a xlink:type="simple" xlink:href="https://cloud.google.com/appengine/docs/go/tools/remoteapi"><text:span text:style-name="T3">Go</text:span></text:a><text:span text:style-name="T1">   </text:span></text:p>
      <text:p text:style-name="P13"><text:bookmark text:name="ssl"/>SSL for Custom Domains</text:p>
      <text:p text:style-name="P15"><text:span text:style-name="T1">Allows applications to be served via both HTTPS and HTTP via a custom domain instead of an</text:span><text:span text:style-name="Source_20_Text"><text:span text:style-name="T4">appspot.com</text:span></text:span><text:span text:style-name="T1"> address.</text:span></text:p>
      <text:p text:style-name="P5"><text:soft-page-break/><text:span text:style-name="T1">Available in </text:span><text:a xlink:type="simple" xlink:href="https://cloud.google.com/appengine/docs/ssl"><text:span text:style-name="T3">Python</text:span></text:a><text:span text:style-name="T1"> | </text:span><text:a xlink:type="simple" xlink:href="https://cloud.google.com/appengine/docs/ssl"><text:span text:style-name="T3">Java</text:span></text:a><text:span text:style-name="T1"> | </text:span><text:a xlink:type="simple" xlink:href="https://cloud.google.com/appengine/docs/ssl"><text:span text:style-name="T3">PHP</text:span></text:a><text:span text:style-name="T1"> | </text:span><text:a xlink:type="simple" xlink:href="https://cloud.google.com/appengine/docs/ssl"><text:span text:style-name="T3">Go</text:span></text:a><text:span text:style-name="T1">   </text:span></text:p>
      <text:p text:style-name="P13"><text:bookmark text:name="trafficsplitting"/>Traffic Splitting</text:p>
      <text:p text:style-name="P14">Allows you to roll out features for your app slowly over a period of time and do A/B testing. Traffic Splitting works by splitting incoming requests to different versions of your app.</text:p>
      <text:p text:style-name="P15"><text:span text:style-name="T1">Available in </text:span><text:a xlink:type="simple" xlink:href="https://cloud.google.com/appengine/docs/adminconsole/trafficsplitting"><text:span text:style-name="T3">Python</text:span></text:a><text:span text:style-name="T1"> | </text:span><text:a xlink:type="simple" xlink:href="https://cloud.google.com/appengine/docs/adminconsole/trafficsplitting"><text:span text:style-name="T3">Java</text:span></text:a><text:span text:style-name="T1"> | </text:span><text:a xlink:type="simple" xlink:href="https://cloud.google.com/appengine/docs/adminconsole/trafficsplitting"><text:span text:style-name="T3">PHP</text:span></text:a><text:span text:style-name="T1"> | </text:span><text:a xlink:type="simple" xlink:href="https://cloud.google.com/appengine/docs/adminconsole/trafficsplitting"><text:span text:style-name="T3">Go</text:span></text:a><text:span text:style-name="T1">   </text:span></text:p>
      <text:p text:style-name="P13"><text:bookmark text:name="users"/>Users</text:p>
      <text:p text:style-name="P14">App Engine applications can authenticate users using any one of three methods: Google Accounts, accounts on your own Google Apps domains, or OpenID identifiers. (Note that the support for OpenID is in Beta.) An application can detect whether the current user has signed in, and can redirect the user to the appropriate sign-in page to sign in or, if your app uses Google Accounts authentication, create a new account. While a user is signed in to the application, the app can access the user's email address (or OpenID identifier if your app is using OpenID). The app can also detect whether the current user is an administrator, making it easy to implement admin-only areas of the app.</text:p>
      <text:p text:style-name="P15"><text:span text:style-name="T1">Available in </text:span><text:a xlink:type="simple" xlink:href="https://cloud.google.com/appengine/docs/python/users"><text:span text:style-name="T3">Python</text:span></text:a><text:span text:style-name="T1"> | </text:span><text:a xlink:type="simple" xlink:href="https://cloud.google.com/appengine/docs/java/users"><text:span text:style-name="T3">Java</text:span></text:a><text:span text:style-name="T1"> | </text:span><text:a xlink:type="simple" xlink:href="https://cloud.google.com/appengine/docs/php/users"><text:span text:style-name="T3">PHP</text:span></text:a><text:span text:style-name="T1"> | </text:span><text:a xlink:type="simple" xlink:href="https://cloud.google.com/appengine/docs/go/users"><text:span text:style-name="T3">Go</text:span></text:a><text:span text:style-name="T1">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21"><draw:image xlink:href="Pictures/10000201000004EF0000006D9F5FC6BC.png" xlink:type="simple" xlink:show="embed" xlink:actuate="onLoad"/></draw:frame> </text:p>
      </style:header>
      <style:header-first>
        <text:p text:style-name="Header"><text:s/></text:p>
      </style:header-first>
      <style:footer>
        <text:p text:style-name="MP1"><text:page-number text:select-page="current">24</text:page-number>/<text:page-count>24</text:page-count></text:p>
      </style:footer>
      <style:footer-first>
        <text:p text:style-name="MP1"><text:page-number text:select-page="current">1</text:page-number>/<text:page-count>24</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26:17.629404689</dc:date>
    <meta:editing-duration>PT21H47M38S</meta:editing-duration>
    <meta:editing-cycles>16</meta:editing-cycles>
    <meta:generator>LibreOffice/4.2.6.3$Linux_X86_64 LibreOffice_project/420m0$Build-3</meta:generator>
    <meta:document-statistic meta:table-count="1" meta:image-count="2" meta:object-count="0" meta:page-count="24" meta:paragraph-count="365" meta:word-count="6791" meta:character-count="41819" meta:non-whitespace-character-count="35338"/>
  </office:meta>
</office:document-meta>
</file>